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5D6F00003221E50CB836.svm"/>
  <manifest:file-entry manifest:media-type="" manifest:full-path="Pictures/2000000700005D8A00002D46BF9B1B41.svm"/>
  <manifest:file-entry manifest:media-type="" manifest:full-path="Pictures/2000000700005B790000395D47E467A6.svm"/>
  <manifest:file-entry manifest:media-type="" manifest:full-path="Pictures/2000000700005D8A00002D954D5243F2.svm"/>
  <manifest:file-entry manifest:media-type="" manifest:full-path="Pictures/2000000700005DA400002DCA12D06D9D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7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9402in"/>
    </style:style>
    <style:style style:name="co5" style:family="table-column">
      <style:table-column-properties fo:break-before="auto" style:column-width="1.3673in"/>
    </style:style>
    <style:style style:name="co6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1.8898in"/>
    </style:style>
    <style:style style:name="co8" style:family="table-column">
      <style:table-column-properties fo:break-before="auto" style:column-width="2.4902in"/>
    </style:style>
    <style:style style:name="co9" style:family="table-column">
      <style:table-column-properties fo:break-before="auto" style:column-width="1.9661in"/>
    </style:style>
    <style:style style:name="co10" style:family="table-column">
      <style:table-column-properties fo:break-before="auto" style:column-width="2.3925in"/>
    </style:style>
    <style:style style:name="co11" style:family="table-column">
      <style:table-column-properties fo:break-before="auto" style:column-width="1.7693in"/>
    </style:style>
    <style:style style:name="co12" style:family="table-column">
      <style:table-column-properties fo:break-before="auto" style:column-width="1.9791in"/>
    </style:style>
    <style:style style:name="co13" style:family="table-column">
      <style:table-column-properties fo:break-before="auto" style:column-width="3.3555in"/>
    </style:style>
    <style:style style:name="co14" style:family="table-column">
      <style:table-column-properties fo:break-before="auto" style:column-width="2.2846in"/>
    </style:style>
    <style:style style:name="co15" style:family="table-column">
      <style:table-column-properties fo:break-before="auto" style:column-width="1.389in"/>
    </style:style>
    <style:style style:name="co16" style:family="table-column">
      <style:table-column-properties fo:break-before="auto" style:column-width="1.2909in"/>
    </style:style>
    <style:style style:name="co17" style:family="table-column">
      <style:table-column-properties fo:break-before="auto" style:column-width="1.0398in"/>
    </style:style>
    <style:style style:name="co18" style:family="table-column">
      <style:table-column-properties fo:break-before="auto" style:column-width="1.1811in"/>
    </style:style>
    <style:style style:name="co19" style:family="table-column">
      <style:table-column-properties fo:break-before="auto" style:column-width="2.4047in"/>
    </style:style>
    <style:style style:name="co20" style:family="table-column">
      <style:table-column-properties fo:break-before="auto" style:column-width="7.2543in"/>
    </style:style>
    <style:style style:name="co21" style:family="table-column">
      <style:table-column-properties fo:break-before="auto" style:column-width="1.780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ext-properties style:font-name="Arial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ce9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re Requisite tabl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3" office:value-type="string">
            <text:p>Pre-Requisi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CUSTOMER_MAS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BRANCH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CUSTOMER_NAME</text:p>
          </table:table-cell>
          <table:table-cell office:value-type="string">
            <text:p>VARCHAR2(200 BYTE)</text:p>
          </table:table-cell>
        </table:table-row>
        <table:table-row table:style-name="ro1">
          <table:table-cell office:value-type="string">
            <text:p>ADDRESS1</text:p>
          </table:table-cell>
          <table:table-cell office:value-type="string">
            <text:p>VARCHAR2(200 BYTE)</text:p>
          </table:table-cell>
        </table:table-row>
        <table:table-row table:style-name="ro1">
          <table:table-cell office:value-type="string">
            <text:p>ADDRESS2</text:p>
          </table:table-cell>
          <table:table-cell office:value-type="string">
            <text:p>VARCHAR2(40 BYTE)</text:p>
          </table:table-cell>
        </table:table-row>
        <table:table-row table:style-name="ro1">
          <table:table-cell office:value-type="string">
            <text:p>ADDRESS3</text:p>
          </table:table-cell>
          <table:table-cell office:value-type="string">
            <text:p>VARCHAR2(40 BYTE)</text:p>
          </table:table-cell>
        </table:table-row>
        <table:table-row table:style-name="ro1">
          <table:table-cell office:value-type="string">
            <text:p>ADDRESS4</text:p>
          </table:table-cell>
          <table:table-cell office:value-type="string">
            <text:p>VARCHAR2(40 BYTE)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VARCHAR2(40 BYTE)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PIN_CODE</text:p>
          </table:table-cell>
          <table:table-cell office:value-type="string">
            <text:p>VARCHAR2(40 BYTE)</text:p>
          </table:table-cell>
        </table:table-row>
        <table:table-row table:style-name="ro1">
          <table:table-cell office:value-type="string">
            <text:p>PRIMARY_FAX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PRIMARY_PHONE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PRIMARY_CELL_PHONE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PRIMARY_EMAIL</text:p>
          </table:table-cell>
          <table:table-cell office:value-type="string">
            <text:p>VARCHAR2(100 BYTE)</text:p>
          </table:table-cell>
        </table:table-row>
        <table:table-row table:style-name="ro1">
          <table:table-cell office:value-type="string">
            <text:p>CUSTOMER_CATEGORY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GLOBAL_CIF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GLOBAL_CIF_NAME</text:p>
          </table:table-cell>
          <table:table-cell office:value-type="string">
            <text:p>VARCHAR2(200 BYTE)</text:p>
          </table:table-cell>
        </table:table-row>
        <table:table-row table:style-name="ro1">
          <table:table-cell office:value-type="string">
            <text:p>CIF_STATUS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CIF_FROZEN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CIF_DECEASED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CIF_WHEREABOUTSUNKNOWN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ON_BOARD_FLAG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VIP_FLAG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SERVICE_TIER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CHARGE_FREQUENCY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LST_UPDATE_TIM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CHARGE_ACCOUNT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CHARGE_FREQUENCY_LIQUIDITY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ROUTING_OPTION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CORP_TYPE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RELEASE_OPTION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SFTP_FLAG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ENCRYPTION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GOVT_COMPANY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CHARGE_POST_REQ_PAYMENTS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CHARGE_FREQUENCY_PAYMENTS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CONTACT_PERSON</text:p>
          </table:table-cell>
          <table:table-cell office:value-type="string">
            <text:p>VARCHAR2(40 BYTE)</text:p>
          </table:table-cell>
        </table:table-row>
        <table:table-row table:style-name="ro1">
          <table:table-cell office:value-type="string">
            <text:p>CUST_TAX_CODE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CUST_TAX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HOST_SYSTEM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PRIMARY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RM_MAIL_ID</text:p>
          </table:table-cell>
          <table:table-cell office:value-type="string">
            <text:p>VARCHAR2(100 BYTE)</text:p>
          </table:table-cell>
        </table:table-row>
        <table:table-row table:style-name="ro1">
          <table:table-cell office:value-type="string">
            <text:p>RM_NAME</text:p>
          </table:table-cell>
          <table:table-cell office:value-type="string">
            <text:p>VARCHAR2(40 BYTE)</text:p>
          </table:table-cell>
        </table:table-row>
        <table:table-row table:style-name="ro1">
          <table:table-cell office:value-type="string">
            <text:p>CHARGES_OFFSET_REQ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CHG_CALC_FREQ_COL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CHG_CALC_FREQ_PAYMENTS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CHECKER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CHECKER_ID</text:p>
          </table:table-cell>
          <table:table-cell office:value-type="string">
            <text:p>VARCHAR2(12 BYTE)</text:p>
          </table:table-cell>
        </table:table-row>
        <table:table-row table:style-name="ro1">
          <table:table-cell office:value-type="string">
            <text:p>CHNG_COUNT</text:p>
          </table:table-cell>
          <table:table-cell office:value-type="string">
            <text:p>NUMBER(2,0)</text:p>
          </table:table-cell>
        </table:table-row>
        <table:table-row table:style-name="ro1">
          <table:table-cell office:value-type="string">
            <text:p>MAKER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MAKER_ID</text:p>
          </table:table-cell>
          <table:table-cell office:value-type="string">
            <text:p>VARCHAR2(12 BYTE)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SERVICING_BRANCH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RESIDENT_STATUS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FINANCIAL_ID</text:p>
          </table:table-cell>
          <table:table-cell office:value-type="string">
            <text:p>VARCHAR2(50 BYTE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>
            <text:p>ACCOUNT_MAS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AC_NO</text:p>
          </table:table-cell>
          <table:table-cell office:value-type="string">
            <text:p>VARCHAR2(16 BYTE)</text:p>
          </table:table-cell>
        </table:table-row>
        <table:table-row table:style-name="ro1">
          <table:table-cell office:value-type="string">
            <text:p>CURRENCY</text:p>
          </table:table-cell>
          <table:table-cell office:value-type="string">
            <text:p>VARCHAR2(3 BYTE)</text:p>
          </table:table-cell>
        </table:table-row>
        <table:table-row table:style-name="ro1">
          <table:table-cell office:value-type="string">
            <text:p>BRANCH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ACCOUNT_NAME</text:p>
          </table:table-cell>
          <table:table-cell office:value-type="string">
            <text:p>VARCHAR2(200 BYTE)</text:p>
          </table:table-cell>
        </table:table-row>
        <table:table-row table:style-name="ro1">
          <table:table-cell office:value-type="string">
            <text:p>OPEN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IBAN</text:p>
          </table:table-cell>
          <table:table-cell office:value-type="string">
            <text:p>VARCHAR2(34 BYTE)</text:p>
          </table:table-cell>
        </table:table-row>
        <table:table-row table:style-name="ro1">
          <table:table-cell office:value-type="string">
            <text:p>CLOSURE_FLAG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NO_CREDIT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NO_DEBIT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BLOCKED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DORMANT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STOP_PAYMENT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ACCOUNT_TYPE</text:p>
          </table:table-cell>
          <table:table-cell office:value-type="string">
            <text:p>VARCHAR2(3 BYTE)</text:p>
          </table:table-cell>
        </table:table-row>
        <table:table-row table:style-name="ro1">
          <table:table-cell office:value-type="string">
            <text:p>LST_UPDATE_TIM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COLLXN_CUST_CODE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ON_BOARD_FLAG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MT940IDENTIFIER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ACC_CATEGORY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CLOSURE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LINGUENCY_STATUS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INACTIVE_STATUS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PRODUCT_CD</text:p>
          </table:table-cell>
          <table:table-cell office:value-type="string">
            <text:p>VARCHAR2(10 BYTE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>
            <text:p>GCIF_DETAIL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GCIF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GLOBAL_CIF_NAME</text:p>
          </table:table-cell>
          <table:table-cell office:value-type="string">
            <text:p>VARCHAR2(200 BYTE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PRIMARY_CIF</text:p>
          </table:table-cell>
          <table:table-cell office:value-type="string">
            <text:p>VARCHAR2(1 BYTE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>
            <text:p>CUSTOMER_ENRICH_DETAIL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EMPLOYEE_CODE</text:p>
          </table:table-cell>
          <table:table-cell office:value-type="string">
            <text:p>VARCHAR2(13 BYTE)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COMPANY_CODE</text:p>
          </table:table-cell>
          <table:table-cell office:value-type="string">
            <text:p>VARCHAR2(4 BYTE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>
            <text:p>UDF_DETAIL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SEQ_NO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MKR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AUTH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VALUE</text:p>
          </table:table-cell>
          <table:table-cell office:value-type="string">
            <text:p>VARCHAR2(35 BYTE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>
            <text:p>EXTERNAL_ACCOUNT_MAS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CIF_NO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BIC</text:p>
          </table:table-cell>
          <table:table-cell office:value-type="string">
            <text:p>VARCHAR2(11 BYTE)</text:p>
          </table:table-cell>
        </table:table-row>
        <table:table-row table:style-name="ro1">
          <table:table-cell office:value-type="string">
            <text:p>BRANCH_CODE</text:p>
          </table:table-cell>
          <table:table-cell office:value-type="string">
            <text:p>VARCHAR2(30 BYTE)</text:p>
          </table:table-cell>
        </table:table-row>
        <table:table-row table:style-name="ro1">
          <table:table-cell office:value-type="string">
            <text:p>EXTERNAL_ACCOUNT_NUMBER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ACCOUNT_NAME</text:p>
          </table:table-cell>
          <table:table-cell office:value-type="string">
            <text:p>VARCHAR2(75 BYTE)</text:p>
          </table:table-cell>
        </table:table-row>
        <table:table-row table:style-name="ro1">
          <table:table-cell office:value-type="string">
            <text:p>IBAN_NUMBER</text:p>
          </table:table-cell>
          <table:table-cell office:value-type="string">
            <text:p>VARCHAR2(50 BYTE)</text:p>
          </table:table-cell>
        </table:table-row>
        <table:table-row table:style-name="ro1">
          <table:table-cell office:value-type="string">
            <text:p>OVERDRAFT_LIMIT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OVERDRAFT_LIMIT_START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OVERDRAFT_LIMIT_END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LEDGER_BOOKED_FUNDS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AVAILABLE_CLEARED_FUNDS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BIC_MT103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BIC_MT920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BIC_MT940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BIC_MT941_942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12 BYTE)</text:p>
          </table:table-cell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12 BYTE)</text:p>
          </table:table-cell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5 BYTE)</text:p>
          </table:table-cell>
        </table:table-row>
        <table:table-row table:style-name="ro1">
          <table:table-cell office:value-type="string">
            <text:p>CLOSURE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OPEN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CLOSURE_COMMENTS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CURRENCY_CODE</text:p>
          </table:table-cell>
          <table:table-cell office:value-type="string">
            <text:p>VARCHAR2(3 BYTE)</text:p>
          </table:table-cell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25 BYTE)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string">
            <text:p>VARCHAR2(3 BYTE)</text:p>
          </table:table-cell>
        </table:table-row>
        <table:table-row table:style-name="ro1">
          <table:table-cell office:value-type="string">
            <text:p>CUSTOMER_NAME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BANK_NAME</text:p>
          </table:table-cell>
          <table:table-cell office:value-type="string">
            <text:p>VARCHAR2(100 BYTE)</text:p>
          </table:table-cell>
        </table:table-row>
        <table:table-row table:style-name="ro1">
          <table:table-cell office:value-type="string">
            <text:p>EXT_ONBOARD_FLAG</text:p>
          </table:table-cell>
          <table:table-cell office:value-type="string">
            <text:p>VARCHAR2(3 BYTE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>
            <text:p>UDF_PARAM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KEY</text:p>
          </table:table-cell>
          <table:table-cell office:value-type="string">
            <text:p>VARCHAR2(100 BYTE)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DTYPE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LENGTH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DUPLICATES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MANDATORY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VALIDATION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SQL_QRY</text:p>
          </table:table-cell>
          <table:table-cell office:value-type="string">
            <text:p>VARCHAR2(300 BYTE)</text:p>
          </table:table-cell>
        </table:table-row>
        <table:table-row table:style-name="ro1">
          <table:table-cell office:value-type="string">
            <text:p>DISPLAY_SEQUENCE</text:p>
          </table:table-cell>
          <table:table-cell office:value-type="string">
            <text:p>VARCHAR2(2 BYTE)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>
            <text:p>SEQUENCES US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R010SQ</text:p>
          </table:table-cell>
          <table:table-cell office:value-type="string">
            <text:p>generate ref No on submit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>
            <text:p>WF002PB</text:p>
          </table:table-cell>
          <table:table-cell/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COND_CD</text:p>
          </table:table-cell>
          <table:table-cell office:value-type="string">
            <text:p>VARCHAR2(8 BYTE)</text:p>
          </table:table-cell>
        </table:table-row>
        <table:table-row table:style-name="ro1">
          <table:table-cell office:value-type="string">
            <text:p>COND_DESC</text:p>
          </table:table-cell>
          <table:table-cell office:value-type="string">
            <text:p>VARCHAR2(250 BYTE)</text:p>
          </table:table-cell>
        </table:table-row>
        <table:table-row table:style-name="ro1">
          <table:table-cell office:value-type="string">
            <text:p>OVR_TYPE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QUERY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COLUMN_ID</text:p>
          </table:table-cell>
          <table:table-cell office:value-type="string">
            <text:p>VARCHAR2(100 BYTE)</text:p>
          </table:table-cell>
        </table:table-row>
        <table:table-row table:style-name="ro1">
          <table:table-cell office:value-type="string">
            <text:p>VALUE</text:p>
          </table:table-cell>
          <table:table-cell office:value-type="string">
            <text:p>VARCHAR2(100 BYTE)</text:p>
          </table:table-cell>
        </table:table-row>
        <table:table-row table:style-name="ro1">
          <table:table-cell office:value-type="string">
            <text:p>ACTION_TYPE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FT_CHECK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COMP_NAME</text:p>
          </table:table-cell>
          <table:table-cell office:value-type="string">
            <text:p>VARCHAR2(200 BYTE)</text:p>
          </table:table-cell>
        </table:table-row>
        <table:table-row table:style-name="ro1">
          <table:table-cell office:value-type="string">
            <text:p>COMP_TYPE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PGM_INOUT</text:p>
          </table:table-cell>
          <table:table-cell office:value-type="string">
            <text:p>VARCHAR2(500 BYTE)</text:p>
          </table:table-cell>
        </table:table-row>
        <table:table-row table:style-name="ro1">
          <table:table-cell office:value-type="string">
            <text:p>PGM_INOUT_TYPE</text:p>
          </table:table-cell>
          <table:table-cell office:value-type="string">
            <text:p>VARCHAR2(500 BYTE)</text:p>
          </table:table-cell>
        </table:table-row>
        <table:table-row table:style-name="ro1">
          <table:table-cell office:value-type="string">
            <text:p>PGM_INOUT_NAME</text:p>
          </table:table-cell>
          <table:table-cell office:value-type="string">
            <text:p>VARCHAR2(500 BYTE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2 BYTE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>
            <text:p>WF001MB</text:p>
          </table:table-cell>
          <table:table-cell/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QUERY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QUERY_TYPE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QUERY</text:p>
          </table:table-cell>
          <table:table-cell office:value-type="string">
            <text:p>VARCHAR2(1000 BYTE)</text:p>
          </table:table-cell>
        </table:table-row>
        <table:table-row table:style-name="ro1">
          <table:table-cell office:value-type="string">
            <text:p>QUERY_DESC</text:p>
          </table:table-cell>
          <table:table-cell office:value-type="string">
            <text:p>VARCHAR2(60 BYTE)</text:p>
          </table:table-cell>
        </table:table-row>
        <table:table-row table:style-name="ro1">
          <table:table-cell office:value-type="string">
            <text:p>BIND_VARIABLE</text:p>
          </table:table-cell>
          <table:table-cell office:value-type="string">
            <text:p>VARCHAR2(300 BYTE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CHNG_COUNT</text:p>
          </table:table-cell>
          <table:table-cell office:value-type="string">
            <text:p>NUMBER(6,0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>
            <text:p>WF004PB</text:p>
          </table:table-cell>
          <table:table-cell/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TXN_MAP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PP_CODE</text:p>
          </table:table-cell>
          <table:table-cell office:value-type="string">
            <text:p>VARCHAR2(6 BYTE)</text:p>
          </table:table-cell>
        </table:table-row>
        <table:table-row table:style-name="ro1">
          <table:table-cell office:value-type="string">
            <text:p>CHANNEL_ID</text:p>
          </table:table-cell>
          <table:table-cell office:value-type="string">
            <text:p>VARCHAR2(6 BYTE)</text:p>
          </table:table-cell>
        </table:table-row>
        <table:table-row table:style-name="ro1">
          <table:table-cell office:value-type="string">
            <text:p>MOD_CD</text:p>
          </table:table-cell>
          <table:table-cell office:value-type="string">
            <text:p>VARCHAR2(4 BYTE)</text:p>
          </table:table-cell>
        </table:table-row>
        <table:table-row table:style-name="ro1">
          <table:table-cell office:value-type="string">
            <text:p>TXN_C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POS_C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COND_CD</text:p>
          </table:table-cell>
          <table:table-cell office:value-type="string">
            <text:p>VARCHAR2(8 BYTE)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VARCHAR2(4 BYTE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CHECK_TYPE</text:p>
          </table:table-cell>
          <table:table-cell office:value-type="string">
            <text:p>VARCHAR2(1 BYTE)</text:p>
          </table:table-cell>
        </table:table-row>
        <table:table-row table:style-name="ro1">
          <table:table-cell office:value-type="string">
            <text:p>LEVEL_CHECK</text:p>
          </table:table-cell>
          <table:table-cell office:value-type="string">
            <text:p>VARCHAR2(5 BYTE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>
            <text:p>WF005PB</text:p>
          </table:table-cell>
          <table:table-cell/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TXN_MAP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USER_LEVEL_FLG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USER_GROUP</text:p>
          </table:table-cell>
          <table:table-cell office:value-type="string">
            <text:p>VARCHAR2(12 BYTE)</text:p>
          </table:table-cell>
        </table:table-row>
        <table:table-row table:style-name="ro1">
          <table:table-cell office:value-type="string">
            <text:p>PRIORITY</text:p>
          </table:table-cell>
          <table:table-cell office:value-type="string">
            <text:p>VARCHAR2(3 BYTE)</text:p>
          </table:table-cell>
        </table:table-row>
        <table:table-row table:style-name="ro1">
          <table:table-cell office:value-type="string">
            <text:p>AUTH_POS</text:p>
          </table:table-cell>
          <table:table-cell office:value-type="string">
            <text:p>VARCHAR2(6 BYTE)</text:p>
          </table:table-cell>
        </table:table-row>
        <table:table-row table:style-name="ro1">
          <table:table-cell office:value-type="string">
            <text:p>APPROVAL_TYPE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35 BYTE)</text:p>
          </table:table-cell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SEQ_NO</text:p>
          </table:table-cell>
          <table:table-cell office:value-type="string">
            <text:p>NUMBER(2,0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GR020MB</text:p>
          </table:table-cell>
          <table:table-cell office:value-type="string">
            <text:p>view</text:p>
          </table:table-cell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)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PROD_CD</text:p>
          </table:table-cell>
          <table:table-cell office:value-type="string">
            <text:p>CHAR(3)</text:p>
          </table:table-cell>
        </table:table-row>
        <table:table-row table:style-name="ro1">
          <table:table-cell office:value-type="string">
            <text:p>SUB_PROD_CD</text:p>
          </table:table-cell>
          <table:table-cell office:value-type="string">
            <text:p>VARCHAR2(3)</text:p>
          </table:table-cell>
        </table:table-row>
        <table:table-row table:style-name="ro1">
          <table:table-cell office:value-type="string">
            <text:p>BASE_NO</text:p>
          </table:table-cell>
          <table:table-cell office:value-type="string">
            <text:p>VARCHAR2(20)</text:p>
          </table:table-cell>
        </table:table-row>
        <table:table-row table:style-name="ro1">
          <table:table-cell office:value-type="string">
            <text:p>PORTFOLIO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MARGIN_PORT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BA_CIF_NO</text:p>
          </table:table-cell>
          <table:table-cell office:value-type="string">
            <text:p>VARCHAR2(20)</text:p>
          </table:table-cell>
        </table:table-row>
        <table:table-row table:style-name="ro1">
          <table:table-cell office:value-type="string">
            <text:p>CBASL_NO</text:p>
          </table:table-cell>
          <table:table-cell office:value-type="string">
            <text:p>CHAR(2)</text:p>
          </table:table-cell>
        </table:table-row>
        <table:table-row table:style-name="ro1">
          <table:table-cell office:value-type="string">
            <text:p>CIF_NO</text:p>
          </table:table-cell>
          <table:table-cell office:value-type="string">
            <text:p>VARCHAR2(20)</text:p>
          </table:table-cell>
        </table:table-row>
        <table:table-row table:style-name="ro1">
          <table:table-cell office:value-type="string">
            <text:p>HLDR_NO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LEGACY_AC</text:p>
          </table:table-cell>
          <table:table-cell office:value-type="string">
            <text:p>VARCHAR2(16)</text:p>
          </table:table-cell>
        </table:table-row>
        <table:table-row table:style-name="ro1">
          <table:table-cell office:value-type="string">
            <text:p>AC_NO</text:p>
          </table:table-cell>
          <table:table-cell office:value-type="string">
            <text:p>VARCHAR2(16)</text:p>
          </table:table-cell>
        </table:table-row>
        <table:table-row table:style-name="ro1">
          <table:table-cell office:value-type="string">
            <text:p>AC_BR_CD</text:p>
          </table:table-cell>
          <table:table-cell office:value-type="string">
            <text:p>VARCHAR2(10)</text:p>
          </table:table-cell>
        </table:table-row>
        <table:table-row table:style-name="ro1">
          <table:table-cell office:value-type="string">
            <text:p>LINKED_AC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PRIM_AC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SIGN_REQ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SIG_SEQ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PCIF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PACCOUN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ART_FLG_1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ART_FLG_2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ART_FLG_3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ART_FLG_4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OGS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SERVICE_TIER</text:p>
          </table:table-cell>
          <table:table-cell office:value-type="string">
            <text:p>VARCHAR2(20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CHAR(6)</text:p>
          </table:table-cell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CHAR(6)</text:p>
          </table:table-cell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GL001MB</text:p>
          </table:table-cell>
          <table:table-cell office:value-type="string">
            <text:p>view</text:p>
          </table:table-cell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)</text:p>
          </table:table-cell>
        </table:table-row>
        <table:table-row table:style-name="ro1">
          <table:table-cell office:value-type="string">
            <text:p>BR_AC_NO</text:p>
          </table:table-cell>
          <table:table-cell office:value-type="string">
            <text:p>VARCHAR2(20)</text:p>
          </table:table-cell>
        </table:table-row>
        <table:table-row table:style-name="ro1">
          <table:table-cell office:value-type="string">
            <text:p>AC_DESC</text:p>
          </table:table-cell>
          <table:table-cell office:value-type="string">
            <text:p>VARCHAR2(500)</text:p>
          </table:table-cell>
        </table:table-row>
        <table:table-row table:style-name="ro1">
          <table:table-cell office:value-type="string">
            <text:p>AC_TYPE</text:p>
          </table:table-cell>
          <table:table-cell office:value-type="string">
            <text:p>VARCHAR2(10)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CCY_CD</text:p>
          </table:table-cell>
          <table:table-cell office:value-type="string">
            <text:p>VARCHAR2(3)</text:p>
          </table:table-cell>
        </table:table-row>
        <table:table-row table:style-name="ro1">
          <table:table-cell office:value-type="string">
            <text:p>POS_CD</text:p>
          </table:table-cell>
          <table:table-cell office:value-type="string">
            <text:p>CHAR(6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CA010MB</text:p>
          </table:table-cell>
          <table:table-cell office:value-type="string">
            <text:p>view</text:p>
          </table:table-cell>
        </table:table-row>
        <table:table-row table:style-name="ro1">
          <table:table-cell office:value-type="string">
            <text:p>YTD_CR_APP_AM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YTD_DR_APP_AM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RATE_RESET_DATE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ONLINE_APP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CHAR(5)</text:p>
          </table:table-cell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CHAR(7)</text:p>
          </table:table-cell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C_NAME</text:p>
          </table:table-cell>
          <table:table-cell office:value-type="string">
            <text:p>VARCHAR2(200)</text:p>
          </table:table-cell>
        </table:table-row>
        <table:table-row table:style-name="ro1">
          <table:table-cell office:value-type="string">
            <text:p>POS_CD</text:p>
          </table:table-cell>
          <table:table-cell office:value-type="string">
            <text:p>CHAR(6)</text:p>
          </table:table-cell>
        </table:table-row>
        <table:table-row table:style-name="ro1">
          <table:table-cell office:value-type="string">
            <text:p>GUAR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OVER_INSTR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R_APPLN_AC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DR_APPLN_AC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TXN_BAL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CY_TXN_BAL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AST_TXN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L_NAME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NO_NOTICE_DAYS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AC_PROD_FEATURES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STMT_CYCLE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STMT_FREQ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STMT_DLRY_MD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PAM_CD_2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ACC_NAME_TC3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AST_CR_AM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AST_DR_AM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AST_CR_APP_AM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AST_DR_APP_AM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NET_CR_APP_AM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NET_DR_APP_AM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)</text:p>
          </table:table-cell>
        </table:table-row>
        <table:table-row table:style-name="ro1">
          <table:table-cell office:value-type="string">
            <text:p>AC_NO</text:p>
          </table:table-cell>
          <table:table-cell office:value-type="string">
            <text:p>VARCHAR2(16)</text:p>
          </table:table-cell>
        </table:table-row>
        <table:table-row table:style-name="ro1">
          <table:table-cell office:value-type="string">
            <text:p>IBAN_AC</text:p>
          </table:table-cell>
          <table:table-cell office:value-type="string">
            <text:p>VARCHAR2(34)</text:p>
          </table:table-cell>
        </table:table-row>
        <table:table-row table:style-name="ro1">
          <table:table-cell office:value-type="string">
            <text:p>AC_BR_CD</text:p>
          </table:table-cell>
          <table:table-cell office:value-type="string">
            <text:p>VARCHAR2(10)</text:p>
          </table:table-cell>
        </table:table-row>
        <table:table-row table:style-name="ro1">
          <table:table-cell office:value-type="string">
            <text:p>OPEN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CLS_DT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NO_HLDRS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STAFF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EG_ST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PRD_CD</text:p>
          </table:table-cell>
          <table:table-cell office:value-type="string">
            <text:p>VARCHAR2(3)</text:p>
          </table:table-cell>
        </table:table-row>
        <table:table-row table:style-name="ro1">
          <table:table-cell office:value-type="string">
            <text:p>CCY_CD</text:p>
          </table:table-cell>
          <table:table-cell office:value-type="string">
            <text:p>VARCHAR2(3)</text:p>
          </table:table-cell>
        </table:table-row>
        <table:table-row table:style-name="ro1">
          <table:table-cell office:value-type="string">
            <text:p>DLQ_S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AC_CAT</text:p>
          </table:table-cell>
          <table:table-cell office:value-type="string">
            <text:p>VARCHAR2(3)</text:p>
          </table:table-cell>
        </table:table-row>
        <table:table-row table:style-name="ro1">
          <table:table-cell office:value-type="string">
            <text:p>PAM_CD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OST_CTR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BUS_SE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UST_S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DOM_CD</text:p>
          </table:table-cell>
          <table:table-cell office:value-type="string">
            <text:p>VARCHAR2(35)</text:p>
          </table:table-cell>
        </table:table-row>
        <table:table-row table:style-name="ro1">
          <table:table-cell office:value-type="string">
            <text:p>LOC_CD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FIN_S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FIN_SUB_S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UR_BAL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LCY_CUR_BAL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OP_BAL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LCY_OP_BAL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OFF_TURN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LCY_OFF_TURN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EAR_AM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REC_ST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TOT_LINE_AM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AAFA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UFD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MD_BAL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MD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AS_BAL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AS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UNAUTH_CR_AM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UNAUTH_DR_AM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SHORT_CD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MICR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UNCOL_BAL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GROUP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AST_CB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AST_CRD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DR_ADV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R_ADV_FLG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HOLD_MAIL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DLQ_PRD_STR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DT_LST_DR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DT_LST_CR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INACT_S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ST_APP_D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NBCP_ELG_FLG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OP_GROUP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EOD_DATE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A_LST_DLQ_D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ST_DLQ_D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CHECKSUM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ST_APP_AM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LST_ACC_D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SIGN_REQ</text:p>
          </table:table-cell>
          <table:table-cell office:value-type="string">
            <text:p>CHAR(1)</text:p>
          </table:table-cell>
        </table:table-row>
        <table:table-row table:style-name="ro1">
          <table:table-cell office:value-type="string">
            <text:p>SEC_REF_NO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SCHEME_CD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SCHEME_CHANGE_DT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NET_ID</text:p>
          </table:table-cell>
          <table:table-cell office:value-type="string">
            <text:p>VARCHAR2(0)</text:p>
          </table:table-cell>
        </table:table-row>
        <table:table-row table:style-name="ro1">
          <table:table-cell office:value-type="string">
            <text:p>APPLN_AC_NO</text:p>
          </table:table-cell>
          <table:table-cell office:value-type="string">
            <text:p>VARCHAR2(0)</text:p>
          </table:table-cell>
        </table:table-row>
      </table:table>
      <table:table table:name="Tables updated on Submit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3">
          <table:table-cell/>
          <table:table-cell table:style-name="ce3" office:value-type="string">
            <text:p>Insert / Updat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CUSTOMER_ONBOARD_WORK</text:p>
          </table:table-cell>
          <table:table-cell/>
          <table:table-cell table:style-name="ce5" office:value-type="string">
            <text:p>DEFAULT VALU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NBOARD_REF</text:p>
          </table:table-cell>
          <table:table-cell office:value-type="string">
            <text:p>VARCHAR2(16 BYTE)</text:p>
          </table:table-cell>
          <table:table-cell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</table:table-row>
        <table:table-row table:style-name="ro1">
          <table:table-cell office:value-type="string">
            <text:p>CIF_NO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GCIF_NO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GCIF_NAME</text:p>
          </table:table-cell>
          <table:table-cell office:value-type="string">
            <text:p>VARCHAR2(50 BYTE)</text:p>
          </table:table-cell>
          <table:table-cell/>
        </table:table-row>
        <table:table-row table:style-name="ro1">
          <table:table-cell office:value-type="string">
            <text:p>ON_BOARD_FLAG</text:p>
          </table:table-cell>
          <table:table-cell office:value-type="string">
            <text:p>VARCHAR2(5 BYTE)</text:p>
          </table:table-cell>
          <table:table-cell/>
        </table:table-row>
        <table:table-row table:style-name="ro1">
          <table:table-cell office:value-type="string">
            <text:p>VIP_FLAG</text:p>
          </table:table-cell>
          <table:table-cell office:value-type="string">
            <text:p>VARCHAR2(1 BYTE)</text:p>
          </table:table-cell>
          <table:table-cell office:value-type="string">
            <text:p>Y/N</text:p>
          </table:table-cell>
        </table:table-row>
        <table:table-row table:style-name="ro1">
          <table:table-cell office:value-type="string">
            <text:p>SERVICE_TIER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CHARGE_FREQUENCY</text:p>
          </table:table-cell>
          <table:table-cell office:value-type="string">
            <text:p>VARCHAR2(1 BYTE)</text:p>
          </table:table-cell>
          <table:table-cell/>
        </table:table-row>
        <table:table-row table:style-name="ro1">
          <table:table-cell office:value-type="string">
            <text:p>CHARGE_ACCOUNT</text:p>
          </table:table-cell>
          <table:table-cell office:value-type="string">
            <text:p>VARCHAR2(34 BYTE)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1 BYTE)</text:p>
          </table:table-cell>
          <table:table-cell/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HARGE_FREQUENCY_LIQUIDITY</text:p>
          </table:table-cell>
          <table:table-cell office:value-type="string">
            <text:p>VARCHAR2(1 BYTE)</text:p>
          </table:table-cell>
          <table:table-cell/>
        </table:table-row>
        <table:table-row table:style-name="ro1">
          <table:table-cell office:value-type="string">
            <text:p>SFTP_FLAG</text:p>
          </table:table-cell>
          <table:table-cell office:value-type="string">
            <text:p>VARCHAR2(1 BYTE)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NCRYPTION</text:p>
          </table:table-cell>
          <table:table-cell office:value-type="string">
            <text:p>VARCHAR2(1 BYTE)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CORP_TYPE</text:p>
          </table:table-cell>
          <table:table-cell office:value-type="string">
            <text:p>VARCHAR2(2 BYTE)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RELEASE_OPTION</text:p>
          </table:table-cell>
          <table:table-cell office:value-type="string">
            <text:p>VARCHAR2(2 BYTE)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OUTING_OPTION</text:p>
          </table:table-cell>
          <table:table-cell office:value-type="string">
            <text:p>VARCHAR2(2 BYTE)</text:p>
          </table:table-cell>
          <table:table-cell office:value-type="string">
            <text:p>AR</text:p>
          </table:table-cell>
        </table:table-row>
        <table:table-row table:style-name="ro1">
          <table:table-cell office:value-type="string">
            <text:p>GOVT_COMPANY</text:p>
          </table:table-cell>
          <table:table-cell office:value-type="string">
            <text:p>VARCHAR2(2 BYTE)</text:p>
          </table:table-cell>
          <table:table-cell/>
        </table:table-row>
        <table:table-row table:style-name="ro1">
          <table:table-cell office:value-type="string">
            <text:p>CHARGE_POST_REQ_PAYMENTS</text:p>
          </table:table-cell>
          <table:table-cell office:value-type="string">
            <text:p>VARCHAR2(1 BYTE)</text:p>
          </table:table-cell>
          <table:table-cell/>
        </table:table-row>
        <table:table-row table:style-name="ro1">
          <table:table-cell office:value-type="string">
            <text:p>CHARGE_FREQUENCY_PAYMENTS</text:p>
          </table:table-cell>
          <table:table-cell office:value-type="string">
            <text:p>VARCHAR2(1 BYTE)</text:p>
          </table:table-cell>
          <table:table-cell/>
        </table:table-row>
        <table:table-row table:style-name="ro1">
          <table:table-cell office:value-type="string">
            <text:p>CHARGE_ACCNO_PAYMENTS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CHARGES_OFFSET_REQ</text:p>
          </table:table-cell>
          <table:table-cell office:value-type="string">
            <text:p>VARCHAR2(2 BYTE)</text:p>
          </table:table-cell>
          <table:table-cell/>
        </table:table-row>
        <table:table-row table:style-name="ro1">
          <table:table-cell office:value-type="string">
            <text:p>RM_MAIL_ID</text:p>
          </table:table-cell>
          <table:table-cell office:value-type="string">
            <text:p>VARCHAR2(100 BYTE)</text:p>
          </table:table-cell>
          <table:table-cell/>
        </table:table-row>
        <table:table-row table:style-name="ro1">
          <table:table-cell office:value-type="string">
            <text:p>RM_NAME</text:p>
          </table:table-cell>
          <table:table-cell office:value-type="string">
            <text:p>VARCHAR2(35 BYTE)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>
            <text:p>GCIF_DETAILS_WORK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30 BYTE)</text:p>
          </table:table-cell>
          <table:table-cell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GCIF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GLOBAL_CIF_NAME</text:p>
          </table:table-cell>
          <table:table-cell office:value-type="string">
            <text:p>VARCHAR2(50 BYTE)</text:p>
          </table:table-cell>
          <table:table-cell/>
        </table:table-row>
        <table:table-row table:style-name="ro1">
          <table:table-cell office:value-type="string">
            <text:p>OLD_GCIF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PRIMARY_CIF</text:p>
          </table:table-cell>
          <table:table-cell office:value-type="string">
            <text:p>VARCHAR2(1 BYTE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CUSTOMER_ENRICH_DETAILS_WORK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20 BYTE)</text:p>
          </table:table-cell>
          <table:table-cell office:value-type="string">
            <text:p>IGTBSA</text:p>
          </table:table-cell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EMPLOYEE_CODE</text:p>
          </table:table-cell>
          <table:table-cell office:value-type="string">
            <text:p>VARCHAR2(13 BYTE)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2 BYTE)</text:p>
          </table:table-cell>
          <table:table-cell/>
        </table:table-row>
        <table:table-row table:style-name="ro1">
          <table:table-cell office:value-type="string">
            <text:p>COMPANY_CODE</text:p>
          </table:table-cell>
          <table:table-cell office:value-type="string">
            <text:p>VARCHAR2(4 BYTE)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>
            <text:p>UDF_DETAILS_WORK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16 BYTE)</text:p>
          </table:table-cell>
          <table:table-cell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KEY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SEQ_NO</text:p>
          </table:table-cell>
          <table:table-cell office:value-type="string">
            <text:p>VARCHAR2(20 BYTE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MKR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AUTH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VALUE</text:p>
          </table:table-cell>
          <table:table-cell office:value-type="string">
            <text:p>VARCHAR2(35 BYTE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WF110TB</text:p>
          </table:table-cell>
          <table:table-cell table:number-columns-repeated="2"/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</table:table-row>
        <table:table-row table:style-name="ro1">
          <table:table-cell office:value-type="string">
            <text:p>POS_CD</text:p>
          </table:table-cell>
          <table:table-cell office:value-type="string">
            <text:p>VARCHAR2(10 BYTE)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PP_CODE</text:p>
          </table:table-cell>
          <table:table-cell office:value-type="string">
            <text:p>VARCHAR2(6 BYTE)</text:p>
          </table:table-cell>
          <table:table-cell office:value-type="string">
            <text:p>CO</text:p>
          </table:table-cell>
        </table:table-row>
        <table:table-row table:style-name="ro1">
          <table:table-cell office:value-type="string">
            <text:p>CHNL_ID</text:p>
          </table:table-cell>
          <table:table-cell office:value-type="string">
            <text:p>VARCHAR2(6 BYTE)</text:p>
          </table:table-cell>
          <table:table-cell office:value-type="string">
            <text:p>BRC</text:p>
          </table:table-cell>
        </table:table-row>
        <table:table-row table:style-name="ro1">
          <table:table-cell office:value-type="string">
            <text:p>CBA_FLAG</text:p>
          </table:table-cell>
          <table:table-cell office:value-type="string">
            <text:p>VARCHAR2(2 BYTE)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BA_NO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COND_CD</text:p>
          </table:table-cell>
          <table:table-cell office:value-type="string">
            <text:p>VARCHAR2(8 BYTE)</text:p>
          </table:table-cell>
          <table:table-cell/>
        </table:table-row>
        <table:table-row table:style-name="ro1">
          <table:table-cell office:value-type="string">
            <text:p>COND_REASON</text:p>
          </table:table-cell>
          <table:table-cell office:value-type="string">
            <text:p>VARCHAR2(200 BYTE)</text:p>
          </table:table-cell>
          <table:table-cell/>
        </table:table-row>
        <table:table-row table:style-name="ro1">
          <table:table-cell office:value-type="string">
            <text:p>COND_DESC</text:p>
          </table:table-cell>
          <table:table-cell office:value-type="string">
            <text:p>VARCHAR2(300 BYTE)</text:p>
          </table:table-cell>
          <table:table-cell/>
        </table:table-row>
        <table:table-row table:style-name="ro1">
          <table:table-cell office:value-type="string">
            <text:p>APPROVAL_TYPE</text:p>
          </table:table-cell>
          <table:table-cell office:value-type="string">
            <text:p>VARCHAR2(10 BYTE)</text:p>
          </table:table-cell>
          <table:table-cell office:value-type="string">
            <text:p>OVR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2 BYTE)</text:p>
          </table:table-cell>
          <table:table-cell/>
        </table:table-row>
        <table:table-row table:style-name="ro1">
          <table:table-cell office:value-type="string">
            <text:p>MOD_CD</text:p>
          </table:table-cell>
          <table:table-cell office:value-type="string">
            <text:p>VARCHAR2(2 BYTE)</text:p>
          </table:table-cell>
          <table:table-cell/>
        </table:table-row>
        <table:table-row table:style-name="ro1">
          <table:table-cell office:value-type="string">
            <text:p>TXN_CD</text:p>
          </table:table-cell>
          <table:table-cell office:value-type="string">
            <text:p>VARCHAR2(10 BYTE)</text:p>
          </table:table-cell>
          <table:table-cell/>
        </table:table-row>
        <table:table-row table:style-name="ro1">
          <table:table-cell office:value-type="string">
            <text:p>CCY_CD</text:p>
          </table:table-cell>
          <table:table-cell office:value-type="string">
            <text:p>VARCHAR2(3 BYTE)</text:p>
          </table:table-cell>
          <table:table-cell/>
        </table:table-row>
        <table:table-row table:style-name="ro1">
          <table:table-cell office:value-type="string">
            <text:p>TXN_AMT</text:p>
          </table:table-cell>
          <table:table-cell office:value-type="string">
            <text:p>NUMBER(20,4)</text:p>
          </table:table-cell>
          <table:table-cell/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OL_1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COL_2</text:p>
          </table:table-cell>
          <table:table-cell office:value-type="string">
            <text:p>VARCHAR2(200 BYTE)</text:p>
          </table:table-cell>
          <table:table-cell/>
        </table:table-row>
        <table:table-row table:style-name="ro1">
          <table:table-cell office:value-type="string">
            <text:p>COL_3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INITIATER_CBA_NO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INITIATER_CBA_FLAG</text:p>
          </table:table-cell>
          <table:table-cell office:value-type="string">
            <text:p>VARCHAR2(20 BYTE)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INITIATER_CCY_CD</text:p>
          </table:table-cell>
          <table:table-cell office:value-type="string">
            <text:p>VARCHAR2(3 BYTE)</text:p>
          </table:table-cell>
          <table:table-cell/>
        </table:table-row>
        <table:table-row table:style-name="ro1">
          <table:table-cell office:value-type="string">
            <text:p>INITIATER_TXN_AMT</text:p>
          </table:table-cell>
          <table:table-cell office:value-type="string">
            <text:p>NUMBER(20,4)</text:p>
          </table:table-cell>
          <table:table-cell/>
        </table:table-row>
        <table:table-row table:style-name="ro1">
          <table:table-cell office:value-type="string">
            <text:p>COL_4</text:p>
          </table:table-cell>
          <table:table-cell office:value-type="string">
            <text:p>VARCHAR2(1000 BYTE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CUSTCODE_ACCNO_MAP</text:p>
          </table:table-cell>
          <table:table-cell table:number-columns-repeated="2"/>
        </table:table-row>
        <table:table-row table:style-name="ro1">
          <table:table-cell office:value-type="string">
            <text:p>ONBOARD_REF</text:p>
          </table:table-cell>
          <table:table-cell office:value-type="string">
            <text:p>VARCHAR2(16 BYTE)</text:p>
          </table:table-cell>
          <table:table-cell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</table:table-row>
        <table:table-row table:style-name="ro1">
          <table:table-cell office:value-type="string">
            <text:p>CIF_NO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AC_NO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COLLXN_CUST_CODE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ONBOARD_ACC_WORK</text:p>
          </table:table-cell>
          <table:table-cell table:number-columns-repeated="2"/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16 BYTE)</text:p>
          </table:table-cell>
          <table:table-cell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AC_NO</text:p>
          </table:table-cell>
          <table:table-cell office:value-type="string">
            <text:p>VARCHAR2(16 BYTE)</text:p>
          </table:table-cell>
          <table:table-cell/>
        </table:table-row>
        <table:table-row table:style-name="ro1">
          <table:table-cell office:value-type="string">
            <text:p>ACCOUNT_NAME</text:p>
          </table:table-cell>
          <table:table-cell office:value-type="string">
            <text:p>VARCHAR2(50 BYTE)</text:p>
          </table:table-cell>
          <table:table-cell/>
        </table:table-row>
        <table:table-row table:style-name="ro1">
          <table:table-cell office:value-type="string">
            <text:p>AUTH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MKR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20 BYTE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EXTERNAL_ACCOUNT_ONBOARD_WORK</text:p>
          </table:table-cell>
          <table:table-cell table:style-name="ce4" table:number-columns-repeated="2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</table:table-row>
        <table:table-row table:style-name="ro1">
          <table:table-cell office:value-type="string">
            <text:p>CIF_NO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BIC</text:p>
          </table:table-cell>
          <table:table-cell office:value-type="string">
            <text:p>VARCHAR2(11 BYTE)</text:p>
          </table:table-cell>
          <table:table-cell/>
        </table:table-row>
        <table:table-row table:style-name="ro1">
          <table:table-cell office:value-type="string">
            <text:p>BRANCH_CODE</text:p>
          </table:table-cell>
          <table:table-cell office:value-type="string">
            <text:p>VARCHAR2(30 BYTE)</text:p>
          </table:table-cell>
          <table:table-cell/>
        </table:table-row>
        <table:table-row table:style-name="ro1">
          <table:table-cell office:value-type="string">
            <text:p>EXTERNAL_ACCOUNT_NUMBER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ACCOUNT_NAME</text:p>
          </table:table-cell>
          <table:table-cell office:value-type="string">
            <text:p>VARCHAR2(75 BYTE)</text:p>
          </table:table-cell>
          <table:table-cell/>
        </table:table-row>
        <table:table-row table:style-name="ro1">
          <table:table-cell office:value-type="string">
            <text:p>IBAN_NUMBER</text:p>
          </table:table-cell>
          <table:table-cell office:value-type="string">
            <text:p>VARCHAR2(50 BYTE)</text:p>
          </table:table-cell>
          <table:table-cell/>
        </table:table-row>
        <table:table-row table:style-name="ro1">
          <table:table-cell office:value-type="string">
            <text:p>OVERDRAFT_LIMIT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OVERDRAFT_LIMIT_START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OVERDRAFT_LIMIT_END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LEDGER_BOOKED_FUNDS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AVAILABLE_CLEARED_FUNDS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BIC_MT103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BIC_MT920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BIC_MT940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BIC_MT941_942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12 BYTE)</text:p>
          </table:table-cell>
          <table:table-cell/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12 BYTE)</text:p>
          </table:table-cell>
          <table:table-cell/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5 BYTE)</text:p>
          </table:table-cell>
          <table:table-cell/>
        </table:table-row>
        <table:table-row table:style-name="ro1">
          <table:table-cell office:value-type="string">
            <text:p>CLOSURE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OPEN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CLOSURE_COMMENTS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CURRENCY_CODE</text:p>
          </table:table-cell>
          <table:table-cell office:value-type="string">
            <text:p>VARCHAR2(3 BYTE)</text:p>
          </table:table-cell>
          <table:table-cell/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25 BYTE)</text:p>
          </table:table-cell>
          <table:table-cell/>
        </table:table-row>
        <table:table-row table:style-name="ro1">
          <table:table-cell office:value-type="string">
            <text:p>COUNTRY</text:p>
          </table:table-cell>
          <table:table-cell office:value-type="string">
            <text:p>VARCHAR2(3 BYTE)</text:p>
          </table:table-cell>
          <table:table-cell/>
        </table:table-row>
        <table:table-row table:style-name="ro1">
          <table:table-cell office:value-type="string">
            <text:p>CUSTOMER_NAME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BANK_NAME</text:p>
          </table:table-cell>
          <table:table-cell office:value-type="string">
            <text:p>VARCHAR2(100 BYTE)</text:p>
          </table:table-cell>
          <table:table-cell/>
        </table:table-row>
        <table:table-row table:style-name="ro1">
          <table:table-cell office:value-type="string">
            <text:p>EXT_ONBOARD_FLAG</text:p>
          </table:table-cell>
          <table:table-cell office:value-type="string">
            <text:p>VARCHAR2(3 BYTE)</text:p>
          </table:table-cell>
          <table:table-cell office:value-type="string">
            <text:p>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MT940_DETAILS_WORK</text:p>
          </table:table-cell>
          <table:table-cell table:number-columns-repeated="2"/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16 BYTE)</text:p>
          </table:table-cell>
          <table:table-cell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ACCNO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MT940_FLAG</text:p>
          </table:table-cell>
          <table:table-cell office:value-type="string">
            <text:p>VARCHAR2(2 BYTE)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20 BYTE)</text:p>
          </table:table-cell>
          <table:table-cell/>
        </table:table-row>
        <table:table-row table:style-name="ro1">
          <table:table-cell office:value-type="string">
            <text:p>MKR_DATE</text:p>
          </table:table-cell>
          <table:table-cell office:value-type="string">
            <text:p>DAT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SERVICE_ACCOUNT_STAGING</text:p>
          </table:table-cell>
          <table:table-cell table:number-columns-repeated="2"/>
        </table:table-row>
        <table:table-row table:style-name="ro1">
          <table:table-cell office:value-type="string">
            <text:p>COD_ACCOUNT_NO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BRANCH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TXT_HOST_SYSTEM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TXT_BIC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TXT_ACCOUNT_NAME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COD_IBAN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COD_CUSTOMER_CODE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BLE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COD_CURRENCY_CODE</text:p>
          </table:table-cell>
          <table:table-cell office:value-type="string">
            <text:p>VARCHAR2(3 CHAR)</text:p>
          </table:table-cell>
          <table:table-cell/>
        </table:table-row>
        <table:table-row table:style-name="ro1">
          <table:table-cell office:value-type="string">
            <text:p>FLG_ACCOUNT_TYPE</text:p>
          </table:table-cell>
          <table:table-cell office:value-type="string">
            <text:p>VARCHAR2(10 CHAR)</text:p>
          </table:table-cell>
          <table:table-cell/>
        </table:table-row>
        <table:table-row table:style-name="ro1">
          <table:table-cell office:value-type="string">
            <text:p>FLG_RESIDENT</text:p>
          </table:table-cell>
          <table:table-cell office:value-type="string">
            <text:p>VARCHAR2(1 CHAR)</text:p>
          </table:table-cell>
          <table:table-cell/>
        </table:table-row>
        <table:table-row table:style-name="ro1">
          <table:table-cell office:value-type="string">
            <text:p>OVERDRAFT_LIMIT</text:p>
          </table:table-cell>
          <table:table-cell office:value-type="string">
            <text:p>VARCHAR2(41 CHAR)</text:p>
          </table:table-cell>
          <table:table-cell/>
        </table:table-row>
        <table:table-row table:style-name="ro1">
          <table:table-cell office:value-type="string">
            <text:p>REC_SEQ_NO</text:p>
          </table:table-cell>
          <table:table-cell office:value-type="string">
            <text:p>NUMBER(10,0)</text:p>
          </table:table-cell>
          <table:table-cell/>
        </table:table-row>
        <table:table-row table:style-name="ro1">
          <table:table-cell office:value-type="string">
            <text:p>FLG_CLOSED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TXT_STATUS</text:p>
          </table:table-cell>
          <table:table-cell office:value-type="string">
            <text:p>VARCHAR2(200 CHAR)</text:p>
          </table:table-cell>
          <table:table-cell/>
        </table:table-row>
        <table:table-row table:style-name="ro1">
          <table:table-cell office:value-type="string">
            <text:p>BATCH_ID</text:p>
          </table:table-cell>
          <table:table-cell office:value-type="string">
            <text:p>NUMBER(20,0)</text:p>
          </table:table-cell>
          <table:table-cell/>
        </table:table-row>
        <table:table-row table:style-name="ro1">
          <table:table-cell office:value-type="string">
            <text:p>FLG_ACCOUNT_OWNER</text:p>
          </table:table-cell>
          <table:table-cell office:value-type="string">
            <text:p>VARCHAR2(1 CHAR)</text:p>
          </table:table-cell>
          <table:table-cell/>
        </table:table-row>
        <table:table-row table:style-name="ro1">
          <table:table-cell office:value-type="string">
            <text:p>OPERATION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COD_MAKER</text:p>
          </table:table-cell>
          <table:table-cell office:value-type="string">
            <text:p>VARCHAR2(35 CHAR)</text:p>
          </table:table-cell>
          <table:table-cell/>
        </table:table-row>
        <table:table-row table:style-name="ro1">
          <table:table-cell office:value-type="string">
            <text:p>COD_CHECKER</text:p>
          </table:table-cell>
          <table:table-cell office:value-type="string">
            <text:p>VARCHAR2(35 CHAR)</text:p>
          </table:table-cell>
          <table:table-cell/>
        </table:table-row>
        <table:table-row table:style-name="ro1">
          <table:table-cell office:value-type="string">
            <text:p>TXT_PARAM1</text:p>
          </table:table-cell>
          <table:table-cell office:value-type="string">
            <text:p>VARCHAR2(1000 CHAR)</text:p>
          </table:table-cell>
          <table:table-cell/>
        </table:table-row>
        <table:table-row table:style-name="ro1">
          <table:table-cell office:value-type="string">
            <text:p>TXT_PARAM2</text:p>
          </table:table-cell>
          <table:table-cell office:value-type="string">
            <text:p>VARCHAR2(1000 CHAR)</text:p>
          </table:table-cell>
          <table:table-cell/>
        </table:table-row>
        <table:table-row table:style-name="ro1">
          <table:table-cell office:value-type="string">
            <text:p>TXT_PARAM3</text:p>
          </table:table-cell>
          <table:table-cell office:value-type="string">
            <text:p>VARCHAR2(1000 CHAR)</text:p>
          </table:table-cell>
          <table:table-cell/>
        </table:table-row>
        <table:table-row table:style-name="ro1">
          <table:table-cell office:value-type="string">
            <text:p>TXT_PARAM4</text:p>
          </table:table-cell>
          <table:table-cell office:value-type="string">
            <text:p>VARCHAR2(1000 CHAR)</text:p>
          </table:table-cell>
          <table:table-cell/>
        </table:table-row>
        <table:table-row table:style-name="ro1">
          <table:table-cell office:value-type="string">
            <text:p>PARTITION_ID</text:p>
          </table:table-cell>
          <table:table-cell office:value-type="string">
            <text:p>NUMBER(20,0)</text:p>
          </table:table-cell>
          <table:table-cell/>
        </table:table-row>
        <table:table-row table:style-name="ro1">
          <table:table-cell office:value-type="string">
            <text:p>ERROR_CODE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ERROR_REASON</text:p>
          </table:table-cell>
          <table:table-cell office:value-type="string">
            <text:p>VARCHAR2(500 CHAR)</text:p>
          </table:table-cell>
          <table:table-cell/>
        </table:table-row>
        <table:table-row table:style-name="ro1">
          <table:table-cell office:value-type="string">
            <text:p>NBR_OWNACCOUNT</text:p>
          </table:table-cell>
          <table:table-cell office:value-type="string">
            <text:p>VARCHAR2(40 CHAR)</text:p>
          </table:table-cell>
          <table:table-cell/>
        </table:table-row>
        <table:table-row table:style-name="ro1">
          <table:table-cell office:value-type="string">
            <text:p>COD_CIF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COUNTRY_CODE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BANK_CD</text:p>
          </table:table-cell>
          <table:table-cell office:value-type="string">
            <text:p>VARCHAR2(17 BYTE)</text:p>
          </table:table-cell>
          <table:table-cell/>
        </table:table-row>
        <table:table-row table:style-name="ro1">
          <table:table-cell office:value-type="string">
            <text:p>MT940IDENTIFIER</text:p>
          </table:table-cell>
          <table:table-cell office:value-type="string">
            <text:p>VARCHAR2(2 BYTE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SERVICE_CUST_STAGING</text:p>
          </table:table-cell>
          <table:table-cell table:number-columns-repeated="2"/>
        </table:table-row>
        <table:table-row table:style-name="ro1">
          <table:table-cell office:value-type="string">
            <text:p>COD_CUSTOMER_CODE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CUSTOMER_NAME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TXT_CUSTOMER_ADR1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TXT_CUSTOMER_ADR2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TXT_CUSTOMER_ADR3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TXT_CUSTOMER_ADR4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COD_PIN_CODE</text:p>
          </table:table-cell>
          <table:table-cell office:value-type="string">
            <text:p>VARCHAR2(35 BYTE)</text:p>
          </table:table-cell>
          <table:table-cell/>
        </table:table-row>
        <table:table-row table:style-name="ro1">
          <table:table-cell office:value-type="string">
            <text:p>TXT_COUNTRY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FAX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COD_PHONE1</text:p>
          </table:table-cell>
          <table:table-cell office:value-type="string">
            <text:p>VARCHAR2(25 CHAR)</text:p>
          </table:table-cell>
          <table:table-cell/>
        </table:table-row>
        <table:table-row table:style-name="ro1">
          <table:table-cell office:value-type="string">
            <text:p>COD_PHONE2</text:p>
          </table:table-cell>
          <table:table-cell office:value-type="string">
            <text:p>VARCHAR2(25 CHAR)</text:p>
          </table:table-cell>
          <table:table-cell/>
        </table:table-row>
        <table:table-row table:style-name="ro1">
          <table:table-cell office:value-type="string">
            <text:p>COD_MOBILE1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COD_MOBILE2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EMAIL1</text:p>
          </table:table-cell>
          <table:table-cell office:value-type="string">
            <text:p>VARCHAR2(64 CHAR)</text:p>
          </table:table-cell>
          <table:table-cell/>
        </table:table-row>
        <table:table-row table:style-name="ro1">
          <table:table-cell office:value-type="string">
            <text:p>TXT_EMAIL2</text:p>
          </table:table-cell>
          <table:table-cell office:value-type="string">
            <text:p>VARCHAR2(64 CHAR)</text:p>
          </table:table-cell>
          <table:table-cell/>
        </table:table-row>
        <table:table-row table:style-name="ro1">
          <table:table-cell office:value-type="string">
            <text:p>COD_SECTOR_CODE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COD_SEGMENT_CODE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TOPMOST_HOLDING_CORP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HOST_SYSTEM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REC_SEQ_NO</text:p>
          </table:table-cell>
          <table:table-cell office:value-type="string">
            <text:p>NUMBER(10,0)</text:p>
          </table:table-cell>
          <table:table-cell/>
        </table:table-row>
        <table:table-row table:style-name="ro1">
          <table:table-cell office:value-type="string">
            <text:p>FLG_CLOSED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TXT_STATUS</text:p>
          </table:table-cell>
          <table:table-cell office:value-type="string">
            <text:p>VARCHAR2(200 CHAR)</text:p>
          </table:table-cell>
          <table:table-cell/>
        </table:table-row>
        <table:table-row table:style-name="ro1">
          <table:table-cell office:value-type="string">
            <text:p>BATCH_ID</text:p>
          </table:table-cell>
          <table:table-cell office:value-type="string">
            <text:p>NUMBER(20,0)</text:p>
          </table:table-cell>
          <table:table-cell/>
        </table:table-row>
        <table:table-row table:style-name="ro1">
          <table:table-cell office:value-type="string">
            <text:p>TXT_REL_MANAGER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REL_MANAGER_EMAIL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CONTACT_PERSON</text:p>
          </table:table-cell>
          <table:table-cell office:value-type="string">
            <text:p>VARCHAR2(50 CHAR)</text:p>
          </table:table-cell>
          <table:table-cell/>
        </table:table-row>
        <table:table-row table:style-name="ro1">
          <table:table-cell office:value-type="string">
            <text:p>TXT_DESIGNATION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TXT_CITY</text:p>
          </table:table-cell>
          <table:table-cell office:value-type="string">
            <text:p>VARCHAR2(35 CHAR)</text:p>
          </table:table-cell>
          <table:table-cell/>
        </table:table-row>
        <table:table-row table:style-name="ro1">
          <table:table-cell office:value-type="string">
            <text:p>TXT_WEBSITE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OPERATION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COD_MAKER</text:p>
          </table:table-cell>
          <table:table-cell office:value-type="string">
            <text:p>VARCHAR2(35 CHAR)</text:p>
          </table:table-cell>
          <table:table-cell/>
        </table:table-row>
        <table:table-row table:style-name="ro1">
          <table:table-cell office:value-type="string">
            <text:p>COD_CHECKER</text:p>
          </table:table-cell>
          <table:table-cell office:value-type="string">
            <text:p>VARCHAR2(35 CHAR)</text:p>
          </table:table-cell>
          <table:table-cell/>
        </table:table-row>
        <table:table-row table:style-name="ro1">
          <table:table-cell office:value-type="string">
            <text:p>TXT_PARAM1</text:p>
          </table:table-cell>
          <table:table-cell office:value-type="string">
            <text:p>VARCHAR2(1000 CHAR)</text:p>
          </table:table-cell>
          <table:table-cell/>
        </table:table-row>
        <table:table-row table:style-name="ro1">
          <table:table-cell office:value-type="string">
            <text:p>TXT_PARAM2</text:p>
          </table:table-cell>
          <table:table-cell office:value-type="string">
            <text:p>VARCHAR2(1000 CHAR)</text:p>
          </table:table-cell>
          <table:table-cell/>
        </table:table-row>
        <table:table-row table:style-name="ro1">
          <table:table-cell office:value-type="string">
            <text:p>TXT_PARAM3</text:p>
          </table:table-cell>
          <table:table-cell office:value-type="string">
            <text:p>VARCHAR2(1000 CHAR)</text:p>
          </table:table-cell>
          <table:table-cell/>
        </table:table-row>
        <table:table-row table:style-name="ro1">
          <table:table-cell office:value-type="string">
            <text:p>TXT_PARAM4</text:p>
          </table:table-cell>
          <table:table-cell office:value-type="string">
            <text:p>VARCHAR2(1000 CHAR)</text:p>
          </table:table-cell>
          <table:table-cell/>
        </table:table-row>
        <table:table-row table:style-name="ro1">
          <table:table-cell office:value-type="string">
            <text:p>COD_COMP_REG_ID</text:p>
          </table:table-cell>
          <table:table-cell office:value-type="string">
            <text:p>NUMBER(15,0)</text:p>
          </table:table-cell>
          <table:table-cell/>
        </table:table-row>
        <table:table-row table:style-name="ro1">
          <table:table-cell office:value-type="string">
            <text:p>PARTITION_ID</text:p>
          </table:table-cell>
          <table:table-cell office:value-type="string">
            <text:p>NUMBER(20,0)</text:p>
          </table:table-cell>
          <table:table-cell/>
        </table:table-row>
        <table:table-row table:style-name="ro1">
          <table:table-cell office:value-type="string">
            <text:p>ERROR_CODE</text:p>
          </table:table-cell>
          <table:table-cell office:value-type="string">
            <text:p>VARCHAR2(100 CHAR)</text:p>
          </table:table-cell>
          <table:table-cell/>
        </table:table-row>
        <table:table-row table:style-name="ro1">
          <table:table-cell office:value-type="string">
            <text:p>ERROR_REASON</text:p>
          </table:table-cell>
          <table:table-cell office:value-type="string">
            <text:p>VARCHAR2(500 CHAR)</text:p>
          </table:table-cell>
          <table:table-cell/>
        </table:table-row>
        <table:table-row table:style-name="ro1">
          <table:table-cell office:value-type="string">
            <text:p>COD_SUPERCIF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COD_CIF</text:p>
          </table:table-cell>
          <table:table-cell office:value-type="string">
            <text:p>VARCHAR2(20 CHAR)</text:p>
          </table:table-cell>
          <table:table-cell/>
        </table:table-row>
        <table:table-row table:style-name="ro1">
          <table:table-cell office:value-type="string">
            <text:p>BANK_CD</text:p>
          </table:table-cell>
          <table:table-cell office:value-type="string">
            <text:p>VARCHAR2(17 BYTE)</text:p>
          </table:table-cell>
          <table:table-cell/>
        </table:table-row>
        <table:table-row table:style-name="ro1">
          <table:table-cell office:value-type="string">
            <text:p>GOVT_COMPANY</text:p>
          </table:table-cell>
          <table:table-cell office:value-type="string">
            <text:p>VARCHAR2(2 BYTE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ONBOARD_STAGING</text:p>
          </table:table-cell>
          <table:table-cell table:number-columns-repeated="2"/>
        </table:table-row>
        <table:table-row table:style-name="ro1">
          <table:table-cell office:value-type="string">
            <text:p>PROCESS_NAME</text:p>
          </table:table-cell>
          <table:table-cell office:value-type="string">
            <text:p>VARCHAR2(50 BYTE)</text:p>
          </table:table-cell>
          <table:table-cell/>
        </table:table-row>
        <table:table-row table:style-name="ro1">
          <table:table-cell office:value-type="string">
            <text:p>PROCESS_DAT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BATCH_ID</text:p>
          </table:table-cell>
          <table:table-cell office:value-type="string">
            <text:p>NUMBER(20,0)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1 BYTE)</text:p>
          </table:table-cell>
          <table:table-cell/>
        </table:table-row>
      </table:table>
      <table:table table:name="Tables updated on Authorize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3" office:value-type="string">
            <text:p>On Authoriz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CUSTOMER_MASTER</text:p>
          </table:table-cell>
          <table:table-cell/>
          <table:table-cell table:style-name="ce5" office:value-type="string">
            <text:p>DEFAULT VALUE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  <table:table-cell table:number-columns-repeated="3"/>
        </table:table-row>
        <table:table-row table:style-name="ro1">
          <table:table-cell office:value-type="string">
            <text:p>BRANCH</text:p>
          </table:table-cell>
          <table:table-cell office:value-type="string">
            <text:p>VARCHAR2(10 BYTE)</text:p>
          </table:table-cell>
          <table:table-cell table:number-columns-repeated="4"/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CUSTOMER_NAME</text:p>
          </table:table-cell>
          <table:table-cell office:value-type="string">
            <text:p>VARCHAR2(200 BYTE)</text:p>
          </table:table-cell>
          <table:table-cell table:number-columns-repeated="4"/>
        </table:table-row>
        <table:table-row table:style-name="ro1">
          <table:table-cell office:value-type="string">
            <text:p>ADDRESS1</text:p>
          </table:table-cell>
          <table:table-cell office:value-type="string">
            <text:p>VARCHAR2(200 BYTE)</text:p>
          </table:table-cell>
          <table:table-cell table:number-columns-repeated="4"/>
        </table:table-row>
        <table:table-row table:style-name="ro1">
          <table:table-cell office:value-type="string">
            <text:p>ADDRESS2</text:p>
          </table:table-cell>
          <table:table-cell office:value-type="string">
            <text:p>VARCHAR2(40 BYTE)</text:p>
          </table:table-cell>
          <table:table-cell table:number-columns-repeated="4"/>
        </table:table-row>
        <table:table-row table:style-name="ro1">
          <table:table-cell office:value-type="string">
            <text:p>ADDRESS3</text:p>
          </table:table-cell>
          <table:table-cell office:value-type="string">
            <text:p>VARCHAR2(40 BYTE)</text:p>
          </table:table-cell>
          <table:table-cell table:number-columns-repeated="4"/>
        </table:table-row>
        <table:table-row table:style-name="ro1">
          <table:table-cell office:value-type="string">
            <text:p>ADDRESS4</text:p>
          </table:table-cell>
          <table:table-cell office:value-type="string">
            <text:p>VARCHAR2(40 BYTE)</text:p>
          </table:table-cell>
          <table:table-cell table:number-columns-repeated="4"/>
        </table:table-row>
        <table:table-row table:style-name="ro1">
          <table:table-cell office:value-type="string">
            <text:p>CITY</text:p>
          </table:table-cell>
          <table:table-cell office:value-type="string">
            <text:p>VARCHAR2(40 BYTE)</text:p>
          </table:table-cell>
          <table:table-cell table:number-columns-repeated="4"/>
        </table:table-row>
        <table:table-row table:style-name="ro1">
          <table:table-cell office:value-type="string">
            <text:p>COUNTRY</text:p>
          </table:table-cell>
          <table:table-cell office:value-type="string">
            <text:p>VARCHAR2(2 BYTE)</text:p>
          </table:table-cell>
          <table:table-cell table:number-columns-repeated="4"/>
        </table:table-row>
        <table:table-row table:style-name="ro1">
          <table:table-cell office:value-type="string">
            <text:p>PIN_CODE</text:p>
          </table:table-cell>
          <table:table-cell office:value-type="string">
            <text:p>VARCHAR2(40 BYTE)</text:p>
          </table:table-cell>
          <table:table-cell table:number-columns-repeated="4"/>
        </table:table-row>
        <table:table-row table:style-name="ro1">
          <table:table-cell office:value-type="string">
            <text:p>PRIMARY_FAX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RIMARY_PHONE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RIMARY_CELL_PHONE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RIMARY_EMAIL</text:p>
          </table:table-cell>
          <table:table-cell office:value-type="string">
            <text:p>VARCHAR2(100 BYTE)</text:p>
          </table:table-cell>
          <table:table-cell table:number-columns-repeated="4"/>
        </table:table-row>
        <table:table-row table:style-name="ro1">
          <table:table-cell office:value-type="string">
            <text:p>CUSTOMER_CATEGORY</text:p>
          </table:table-cell>
          <table:table-cell office:value-type="string">
            <text:p>VARCHAR2(10 BYTE)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GLOBAL_CIF</text:p>
          </table:table-cell>
          <table:table-cell office:value-type="string">
            <text:p>VARCHAR2(35 BYTE)</text:p>
          </table:table-cell>
          <table:table-cell table:number-columns-repeated="4"/>
        </table:table-row>
        <table:table-row table:style-name="ro1">
          <table:table-cell office:value-type="string">
            <text:p>GLOBAL_CIF_NAME</text:p>
          </table:table-cell>
          <table:table-cell office:value-type="string">
            <text:p>VARCHAR2(200 BYTE)</text:p>
          </table:table-cell>
          <table:table-cell table:number-columns-repeated="4"/>
        </table:table-row>
        <table:table-row table:style-name="ro1">
          <table:table-cell office:value-type="string">
            <text:p>CIF_STATUS</text:p>
          </table:table-cell>
          <table:table-cell office:value-type="string">
            <text:p>VARCHAR2(1 BYTE)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CIF_FROZEN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CIF_DECEASED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CIF_WHEREABOUTSUNKNOWN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ON_BOARD_FLAG</text:p>
          </table:table-cell>
          <table:table-cell office:value-type="string">
            <text:p>VARCHAR2(10 BYTE)</text:p>
          </table:table-cell>
          <table:table-cell table:number-columns-repeated="4"/>
        </table:table-row>
        <table:table-row table:style-name="ro1">
          <table:table-cell office:value-type="string">
            <text:p>VIP_FLAG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SERVICE_TIER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CHARGE_FREQUENCY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LST_UPDATE_TIM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CHARGE_ACCOUNT</text:p>
          </table:table-cell>
          <table:table-cell office:value-type="string">
            <text:p>VARCHAR2(35 BYTE)</text:p>
          </table:table-cell>
          <table:table-cell table:number-columns-repeated="4"/>
        </table:table-row>
        <table:table-row table:style-name="ro1">
          <table:table-cell office:value-type="string">
            <text:p>CHARGE_FREQUENCY_LIQUIDITY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ROUTING_OPTION</text:p>
          </table:table-cell>
          <table:table-cell office:value-type="string">
            <text:p>VARCHAR2(2 BYTE)</text:p>
          </table:table-cell>
          <table:table-cell office:value-type="string">
            <text:p>AR</text:p>
          </table:table-cell>
          <table:table-cell table:number-columns-repeated="3"/>
        </table:table-row>
        <table:table-row table:style-name="ro1">
          <table:table-cell office:value-type="string">
            <text:p>CORP_TYPE</text:p>
          </table:table-cell>
          <table:table-cell office:value-type="string">
            <text:p>VARCHAR2(2 BYTE)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RELEASE_OPTION</text:p>
          </table:table-cell>
          <table:table-cell office:value-type="string">
            <text:p>VARCHAR2(2 BYTE)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SFTP_FLAG</text:p>
          </table:table-cell>
          <table:table-cell office:value-type="string">
            <text:p>VARCHAR2(1 BYTE)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ENCRYPTION</text:p>
          </table:table-cell>
          <table:table-cell office:value-type="string">
            <text:p>VARCHAR2(1 BYTE)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GOVT_COMPANY</text:p>
          </table:table-cell>
          <table:table-cell office:value-type="string">
            <text:p>VARCHAR2(2 BYTE)</text:p>
          </table:table-cell>
          <table:table-cell table:number-columns-repeated="4"/>
        </table:table-row>
        <table:table-row table:style-name="ro1">
          <table:table-cell office:value-type="string">
            <text:p>CHARGE_POST_REQ_PAYMENTS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CHARGE_FREQUENCY_PAYMENTS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CONTACT_PERSON</text:p>
          </table:table-cell>
          <table:table-cell office:value-type="string">
            <text:p>VARCHAR2(40 BYTE)</text:p>
          </table:table-cell>
          <table:table-cell table:number-columns-repeated="4"/>
        </table:table-row>
        <table:table-row table:style-name="ro1">
          <table:table-cell office:value-type="string">
            <text:p>CUST_TAX_CODE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CUST_TAX_ID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HOST_SYSTEM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RIMARY_ID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RM_MAIL_ID</text:p>
          </table:table-cell>
          <table:table-cell office:value-type="string">
            <text:p>VARCHAR2(100 BYTE)</text:p>
          </table:table-cell>
          <table:table-cell table:number-columns-repeated="4"/>
        </table:table-row>
        <table:table-row table:style-name="ro1">
          <table:table-cell office:value-type="string">
            <text:p>RM_NAME</text:p>
          </table:table-cell>
          <table:table-cell office:value-type="string">
            <text:p>VARCHAR2(40 BYTE)</text:p>
          </table:table-cell>
          <table:table-cell table:number-columns-repeated="4"/>
        </table:table-row>
        <table:table-row table:style-name="ro1">
          <table:table-cell office:value-type="string">
            <text:p>CHARGES_OFFSET_REQ</text:p>
          </table:table-cell>
          <table:table-cell office:value-type="string">
            <text:p>VARCHAR2(2 BYTE)</text:p>
          </table:table-cell>
          <table:table-cell table:number-columns-repeated="4"/>
        </table:table-row>
        <table:table-row table:style-name="ro1">
          <table:table-cell office:value-type="string">
            <text:p>CHG_CALC_FREQ_COL</text:p>
          </table:table-cell>
          <table:table-cell office:value-type="string">
            <text:p>VARCHAR2(1 BYTE)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HG_CALC_FREQ_PAYMENTS</text:p>
          </table:table-cell>
          <table:table-cell office:value-type="string">
            <text:p>VARCHAR2(1 BYTE)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CHECKER_DAT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CHECKER_ID</text:p>
          </table:table-cell>
          <table:table-cell office:value-type="string">
            <text:p>VARCHAR2(12 BYTE)</text:p>
          </table:table-cell>
          <table:table-cell table:number-columns-repeated="4"/>
        </table:table-row>
        <table:table-row table:style-name="ro1">
          <table:table-cell office:value-type="string">
            <text:p>CHNG_COUNT</text:p>
          </table:table-cell>
          <table:table-cell office:value-type="string">
            <text:p>NUMBER(2,0)</text:p>
          </table:table-cell>
          <table:table-cell table:number-columns-repeated="4"/>
        </table:table-row>
        <table:table-row table:style-name="ro1">
          <table:table-cell office:value-type="string">
            <text:p>MAKER_DAT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MAKER_ID</text:p>
          </table:table-cell>
          <table:table-cell office:value-type="string">
            <text:p>VARCHAR2(12 BYTE)</text:p>
          </table:table-cell>
          <table:table-cell table:number-columns-repeated="4"/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10 BYTE)</text:p>
          </table:table-cell>
          <table:table-cell table:number-columns-repeated="4"/>
        </table:table-row>
        <table:table-row table:style-name="ro1">
          <table:table-cell office:value-type="string">
            <text:p>SERVICING_BRANCH</text:p>
          </table:table-cell>
          <table:table-cell office:value-type="string">
            <text:p>VARCHAR2(10 BYTE)</text:p>
          </table:table-cell>
          <table:table-cell table:number-columns-repeated="4"/>
        </table:table-row>
        <table:table-row table:style-name="ro1">
          <table:table-cell office:value-type="string">
            <text:p>RESIDENT_STATUS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FINANCIAL_ID</text:p>
          </table:table-cell>
          <table:table-cell office:value-type="string">
            <text:p>VARCHAR2(50 BYTE)</text:p>
          </table:table-cell>
          <table:table-cell table:number-columns-repeated="4"/>
        </table:table-row>
        <table:table-row table:style-name="ro1">
          <table:table-cell office:value-type="string">
            <text:p>MT940_REGISTER_FLAG</text:p>
          </table:table-cell>
          <table:table-cell office:value-type="string">
            <text:p>VARCHAR2(1 BYTE)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 office:value-type="string">
            <text:p>ACCOUNT_MAS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  <table:table-cell table:number-columns-repeated="3"/>
        </table:table-row>
        <table:table-row table:style-name="ro1">
          <table:table-cell office:value-type="string">
            <text:p>AC_NO</text:p>
          </table:table-cell>
          <table:table-cell office:value-type="string">
            <text:p>VARCHAR2(16 BYTE)</text:p>
          </table:table-cell>
          <table:table-cell table:number-columns-repeated="4"/>
        </table:table-row>
        <table:table-row table:style-name="ro1">
          <table:table-cell office:value-type="string">
            <text:p>CURRENCY</text:p>
          </table:table-cell>
          <table:table-cell office:value-type="string">
            <text:p>VARCHAR2(3 BYTE)</text:p>
          </table:table-cell>
          <table:table-cell table:number-columns-repeated="4"/>
        </table:table-row>
        <table:table-row table:style-name="ro1">
          <table:table-cell office:value-type="string">
            <text:p>BRANCH</text:p>
          </table:table-cell>
          <table:table-cell office:value-type="string">
            <text:p>VARCHAR2(10 BYTE)</text:p>
          </table:table-cell>
          <table:table-cell table:number-columns-repeated="4"/>
        </table:table-row>
        <table:table-row table:style-name="ro1">
          <table:table-cell office:value-type="string">
            <text:p>ACCOUNT_NAME</text:p>
          </table:table-cell>
          <table:table-cell office:value-type="string">
            <text:p>VARCHAR2(200 BYTE)</text:p>
          </table:table-cell>
          <table:table-cell table:number-columns-repeated="4"/>
        </table:table-row>
        <table:table-row table:style-name="ro1">
          <table:table-cell office:value-type="string">
            <text:p>OPEN_DAT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IBAN</text:p>
          </table:table-cell>
          <table:table-cell office:value-type="string">
            <text:p>VARCHAR2(34 BYTE)</text:p>
          </table:table-cell>
          <table:table-cell table:number-columns-repeated="4"/>
        </table:table-row>
        <table:table-row table:style-name="ro1">
          <table:table-cell office:value-type="string">
            <text:p>CLOSURE_FLAG</text:p>
          </table:table-cell>
          <table:table-cell office:value-type="string">
            <text:p>VARCHAR2(1 BYTE)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NO_CREDIT</text:p>
          </table:table-cell>
          <table:table-cell office:value-type="string">
            <text:p>VARCHAR2(1 BYTE)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NO_DEBIT</text:p>
          </table:table-cell>
          <table:table-cell office:value-type="string">
            <text:p>VARCHAR2(1 BYTE)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BLOCKED</text:p>
          </table:table-cell>
          <table:table-cell office:value-type="string">
            <text:p>VARCHAR2(1 BYTE)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DORMANT</text:p>
          </table:table-cell>
          <table:table-cell office:value-type="string">
            <text:p>VARCHAR2(1 BYTE)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TOP_PAYMENT</text:p>
          </table:table-cell>
          <table:table-cell office:value-type="string">
            <text:p>VARCHAR2(1 BYTE)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ACCOUNT_TYPE</text:p>
          </table:table-cell>
          <table:table-cell office:value-type="string">
            <text:p>VARCHAR2(3 BYTE)</text:p>
          </table:table-cell>
          <table:table-cell table:number-columns-repeated="4"/>
        </table:table-row>
        <table:table-row table:style-name="ro1">
          <table:table-cell office:value-type="string">
            <text:p>LST_UPDATE_TIM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COLLXN_CUST_CODE</text:p>
          </table:table-cell>
          <table:table-cell office:value-type="string">
            <text:p>VARCHAR2(35 BYTE)</text:p>
          </table:table-cell>
          <table:table-cell table:number-columns-repeated="4"/>
        </table:table-row>
        <table:table-row table:style-name="ro1">
          <table:table-cell office:value-type="string">
            <text:p>ON_BOARD_FLAG</text:p>
          </table:table-cell>
          <table:table-cell office:value-type="string">
            <text:p>VARCHAR2(1 BYTE)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MT940IDENTIFIER</text:p>
          </table:table-cell>
          <table:table-cell office:value-type="string">
            <text:p>VARCHAR2(2 BYTE)</text:p>
          </table:table-cell>
          <table:table-cell table:number-columns-repeated="4"/>
        </table:table-row>
        <table:table-row table:style-name="ro1">
          <table:table-cell office:value-type="string">
            <text:p>ACC_CATEGORY</text:p>
          </table:table-cell>
          <table:table-cell office:value-type="string">
            <text:p>VARCHAR2(10 BYTE)</text:p>
          </table:table-cell>
          <table:table-cell table:number-columns-repeated="4"/>
        </table:table-row>
        <table:table-row table:style-name="ro1">
          <table:table-cell office:value-type="string">
            <text:p>CLOSURE_DATE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DELINGUENCY_STATUS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INACTIVE_STATUS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PRODUCT_CD</text:p>
          </table:table-cell>
          <table:table-cell office:value-type="string">
            <text:p>VARCHAR2(10 BYTE)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>
            <text:p>GCIF_DETAILS</text:p>
          </table:table-cell>
          <table:table-cell/>
          <table:table-cell table:style-name="ce1" office:value-type="string">
            <text:p>GCIF_DETAILS_WORK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REF_NO</text:p>
          </table:table-cell>
          <table:table-cell office:value-type="string">
            <text:p>VARCHAR2(30 BYTE)</text:p>
          </table:table-cell>
          <table:table-cell table:number-columns-repeated="2"/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table:number-columns-repeated="2"/>
        </table:table-row>
        <table:table-row table:style-name="ro1">
          <table:table-cell office:value-type="string">
            <text:p>GCIF</text:p>
          </table:table-cell>
          <table:table-cell office:value-type="string">
            <text:p>VARCHAR2(35 BYTE)</text:p>
          </table:table-cell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 table:number-columns-repeated="2"/>
        </table:table-row>
        <table:table-row table:style-name="ro1">
          <table:table-cell office:value-type="string">
            <text:p>GLOBAL_CIF_NAME</text:p>
          </table:table-cell>
          <table:table-cell office:value-type="string">
            <text:p>VARCHAR2(200 BYTE)</text:p>
          </table:table-cell>
          <table:table-cell office:value-type="string">
            <text:p>GCIF</text:p>
          </table:table-cell>
          <table:table-cell office:value-type="string">
            <text:p>VARCHAR2(35 BYTE)</text:p>
          </table:table-cell>
          <table:table-cell table:number-columns-repeated="2"/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20 BYTE)</text:p>
          </table:table-cell>
          <table:table-cell office:value-type="string">
            <text:p>GLOBAL_CIF_NAME</text:p>
          </table:table-cell>
          <table:table-cell office:value-type="string">
            <text:p>VARCHAR2(50 BYTE)</text:p>
          </table:table-cell>
          <table:table-cell table:number-columns-repeated="2"/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  <table:table-cell office:value-type="string">
            <text:p>OLD_GCIF</text:p>
          </table:table-cell>
          <table:table-cell office:value-type="string">
            <text:p>VARCHAR2(35 BYTE)</text:p>
          </table:table-cell>
          <table:table-cell table:number-columns-repeated="2"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20 BYTE)</text:p>
          </table:table-cell>
          <table:table-cell office:value-type="string">
            <text:p>MKR_ID</text:p>
          </table:table-cell>
          <table:table-cell office:value-type="string">
            <text:p>VARCHAR2(20 BYTE)</text:p>
          </table:table-cell>
          <table:table-cell table:number-columns-repeated="2"/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  <table:table-cell office:value-type="string">
            <text:p>MKR_DT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PRIMARY_CIF</text:p>
          </table:table-cell>
          <table:table-cell office:value-type="string">
            <text:p>VARCHAR2(1 BYTE)</text:p>
          </table:table-cell>
          <table:table-cell office:value-type="string">
            <text:p>AUTH_ID</text:p>
          </table:table-cell>
          <table:table-cell office:value-type="string">
            <text:p>VARCHAR2(20 BYT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UTH_DT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IMARY_CIF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CH000P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  <table:table-cell table:number-columns-repeated="3"/>
        </table:table-row>
        <table:table-row table:style-name="ro1">
          <table:table-cell office:value-type="string">
            <text:p>SERVICE_TIER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SERVICE_DESC</text:p>
          </table:table-cell>
          <table:table-cell office:value-type="string">
            <text:p>VARCHAR2(100 BYTE)</text:p>
          </table:table-cell>
          <table:table-cell table:number-columns-repeated="4"/>
        </table:table-row>
        <table:table-row table:style-name="ro1">
          <table:table-cell office:value-type="string">
            <text:p>MOP</text:p>
          </table:table-cell>
          <table:table-cell office:value-type="string">
            <text:p>VARCHAR2(3 BYTE)</text:p>
          </table:table-cell>
          <table:table-cell office:value-type="string">
            <text:p>TXN</text:p>
          </table:table-cell>
          <table:table-cell table:number-columns-repeated="3"/>
        </table:table-row>
        <table:table-row table:style-name="ro1">
          <table:table-cell office:value-type="string">
            <text:p>CBA_FLG</text:p>
          </table:table-cell>
          <table:table-cell office:value-type="string">
            <text:p>VARCHAR2(1 BYTE)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string">
            <text:p>CBA_NO</text:p>
          </table:table-cell>
          <table:table-cell office:value-type="string">
            <text:p>VARCHAR2(16 BYTE)</text:p>
          </table:table-cell>
          <table:table-cell table:number-columns-repeated="4"/>
        </table:table-row>
        <table:table-row table:style-name="ro1">
          <table:table-cell office:value-type="string">
            <text:p>PROD_CD</text:p>
          </table:table-cell>
          <table:table-cell office:value-type="string">
            <text:p>VARCHAR2(6 BYTE)</text:p>
          </table:table-cell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STAFF_FLG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LEG_STATUS</text:p>
          </table:table-cell>
          <table:table-cell office:value-type="string">
            <text:p>VARCHAR2(2 BYTE)</text:p>
          </table:table-cell>
          <table:table-cell table:number-columns-repeated="4"/>
        </table:table-row>
        <table:table-row table:style-name="ro1">
          <table:table-cell office:value-type="string">
            <text:p>CUST_CAT</text:p>
          </table:table-cell>
          <table:table-cell office:value-type="string">
            <text:p>VARCHAR2(2 BYTE)</text:p>
          </table:table-cell>
          <table:table-cell table:number-columns-repeated="4"/>
        </table:table-row>
        <table:table-row table:style-name="ro1">
          <table:table-cell office:value-type="string">
            <text:p>CT_MODE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RANK</text:p>
          </table:table-cell>
          <table:table-cell office:value-type="string">
            <text:p>NUMBER(5,0)</text:p>
          </table:table-cell>
          <table:table-cell table:number-columns-repeated="4"/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35 BYTE)</text:p>
          </table:table-cell>
          <table:table-cell table:number-columns-repeated="4"/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35 BYTE)</text:p>
          </table:table-cell>
          <table:table-cell table:number-columns-repeated="4"/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PARAM1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ARAM2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ARAM3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ARAM4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ARAM5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ARAM6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ARAM7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ARAM8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ARAM9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PARAM10</text:p>
          </table:table-cell>
          <table:table-cell office:value-type="string">
            <text:p>VARCHAR2(20 BYTE)</text:p>
          </table:table-cell>
          <table:table-cell table:number-columns-repeated="4"/>
        </table:table-row>
        <table:table-row table:style-name="ro1">
          <table:table-cell office:value-type="string">
            <text:p>MOD_CD</text:p>
          </table:table-cell>
          <table:table-cell office:value-type="string">
            <text:p>VARCHAR2(6 BYTE)</text:p>
          </table:table-cell>
          <table:table-cell table:number-columns-repeated="4"/>
        </table:table-row>
        <table:table-row table:style-name="ro1">
          <table:table-cell office:value-type="string">
            <text:p>FREQUENCY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BAL_CHG</text:p>
          </table:table-cell>
          <table:table-cell office:value-type="string">
            <text:p>VARCHAR2(1 BYTE)</text:p>
          </table:table-cell>
          <table:table-cell table:number-columns-repeated="4"/>
        </table:table-row>
        <table:table-row table:style-name="ro1">
          <table:table-cell office:value-type="string">
            <text:p>CHNG_COUNT</text:p>
          </table:table-cell>
          <table:table-cell office:value-type="string">
            <text:p>NUMBER(4,0)</text:p>
          </table:table-cell>
          <table:table-cell table:number-columns-repeated="4"/>
        </table:table-row>
        <table:table-row table:style-name="ro1">
          <table:table-cell office:value-type="string">
            <text:p>AUTH_COMMENT</text:p>
          </table:table-cell>
          <table:table-cell office:value-type="string">
            <text:p>VARCHAR2(255 BYTE)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 office:value-type="string">
            <text:p>CUSTOMER_ENRICH_DETAILS</text:p>
          </table:table-cell>
          <table:table-cell/>
          <table:table-cell table:style-name="ce1" office:value-type="string">
            <text:p>CUSTOMER_ENRICH_DETAILS_WORK</text:p>
          </table:table-cell>
          <table:table-cell/>
          <table:table-cell table:style-name="ce1" office:value-type="string">
            <text:p>CUSTOMER_ENRICH_DETAILS_HI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20 BYTE)</text:p>
          </table:table-cell>
          <table:table-cell office:value-type="string">
            <text:p>UNIT_ID</text:p>
          </table:table-cell>
          <table:table-cell office:value-type="string">
            <text:p>VARCHAR2(20 BYTE)</text:p>
          </table:table-cell>
          <table:table-cell office:value-type="string">
            <text:p>UNIT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20 BYTE)</text:p>
          </table:table-cell>
          <table:table-cell office:value-type="string">
            <text:p>REF_NO</text:p>
          </table:table-cell>
          <table:table-cell office:value-type="string">
            <text:p>VARCHAR2(20 BYTE)</text:p>
          </table:table-cell>
          <table:table-cell office:value-type="string">
            <text:p>REF_NO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 office:value-type="string">
            <text:p>CIF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EMPLOYEE_CODE</text:p>
          </table:table-cell>
          <table:table-cell office:value-type="string">
            <text:p>VARCHAR2(13 BYTE)</text:p>
          </table:table-cell>
          <table:table-cell office:value-type="string">
            <text:p>EMPLOYEE_CODE</text:p>
          </table:table-cell>
          <table:table-cell office:value-type="string">
            <text:p>VARCHAR2(13 BYTE)</text:p>
          </table:table-cell>
          <table:table-cell office:value-type="string">
            <text:p>EMPLOYEE_CODE</text:p>
          </table:table-cell>
          <table:table-cell office:value-type="string">
            <text:p>VARCHAR2(13 BYTE)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2 BYTE)</text:p>
          </table:table-cell>
          <table:table-cell office:value-type="string">
            <text:p>STATUS</text:p>
          </table:table-cell>
          <table:table-cell office:value-type="string">
            <text:p>VARCHAR2(2 BYTE)</text:p>
          </table:table-cell>
          <table:table-cell office:value-type="string">
            <text:p>STATUS</text:p>
          </table:table-cell>
          <table:table-cell office:value-type="string">
            <text:p>VARCHAR2(2 BYTE)</text:p>
          </table:table-cell>
        </table:table-row>
        <table:table-row table:style-name="ro1">
          <table:table-cell office:value-type="string">
            <text:p>COMPANY_CODE</text:p>
          </table:table-cell>
          <table:table-cell office:value-type="string">
            <text:p>VARCHAR2(4 BYTE)</text:p>
          </table:table-cell>
          <table:table-cell office:value-type="string">
            <text:p>COMPANY_CODE</text:p>
          </table:table-cell>
          <table:table-cell office:value-type="string">
            <text:p>VARCHAR2(4 BYTE)</text:p>
          </table:table-cell>
          <table:table-cell office:value-type="string">
            <text:p>COMPANY_CODE</text:p>
          </table:table-cell>
          <table:table-cell office:value-type="string">
            <text:p>VARCHAR2(4 BYTE)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>
            <text:p>UDF_DETAILS</text:p>
          </table:table-cell>
          <table:table-cell/>
          <table:table-cell table:style-name="ce1" office:value-type="string">
            <text:p>UDF_DETAILS_WORK</text:p>
          </table:table-cell>
          <table:table-cell/>
          <table:table-cell table:style-name="ce1" office:value-type="string">
            <text:p>UDF_DETAILS_HISTOR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REF_NO</text:p>
          </table:table-cell>
          <table:table-cell office:value-type="string">
            <text:p>VARCHAR2(16 BYTE)</text:p>
          </table:table-cell>
          <table:table-cell office:value-type="string">
            <text:p>REF_NO</text:p>
          </table:table-cell>
          <table:table-cell office:value-type="string">
            <text:p>VARCHAR2(16 BYTE)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UNIT_ID</text:p>
          </table:table-cell>
          <table:table-cell office:value-type="string">
            <text:p>VARCHAR2(10 BYTE)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string">
            <text:p>VARCHAR2(20 BYTE)</text:p>
          </table:table-cell>
          <table:table-cell office:value-type="string">
            <text:p>CIF</text:p>
          </table:table-cell>
          <table:table-cell office:value-type="string">
            <text:p>VARCHAR2(20 BYTE)</text:p>
          </table:table-cell>
          <table:table-cell office:value-type="string">
            <text:p>CIF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SEQ_NO</text:p>
          </table:table-cell>
          <table:table-cell office:value-type="string">
            <text:p>VARCHAR2(20 BYTE)</text:p>
          </table:table-cell>
          <table:table-cell office:value-type="string">
            <text:p>KEY</text:p>
          </table:table-cell>
          <table:table-cell office:value-type="string">
            <text:p>VARCHAR2(20 BYTE)</text:p>
          </table:table-cell>
          <table:table-cell office:value-type="string">
            <text:p>KEY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20 BYTE)</text:p>
          </table:table-cell>
          <table:table-cell office:value-type="string">
            <text:p>SEQ_NO</text:p>
          </table:table-cell>
          <table:table-cell office:value-type="string">
            <text:p>VARCHAR2(20 BYTE)</text:p>
          </table:table-cell>
          <table:table-cell office:value-type="string">
            <text:p>SEQ_NO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MKR_DATE</text:p>
          </table:table-cell>
          <table:table-cell office:value-type="string">
            <text:p>DATE</text:p>
          </table:table-cell>
          <table:table-cell office:value-type="string">
            <text:p>MKR_ID</text:p>
          </table:table-cell>
          <table:table-cell office:value-type="string">
            <text:p>VARCHAR2(20 BYTE)</text:p>
          </table:table-cell>
          <table:table-cell office:value-type="string">
            <text:p>MKR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20 BYTE)</text:p>
          </table:table-cell>
          <table:table-cell office:value-type="string">
            <text:p>MKR_DATE</text:p>
          </table:table-cell>
          <table:table-cell office:value-type="string">
            <text:p>DATE</text:p>
          </table:table-cell>
          <table:table-cell office:value-type="string">
            <text:p>MKR_DATE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UTH_DATE</text:p>
          </table:table-cell>
          <table:table-cell office:value-type="string">
            <text:p>DATE</text:p>
          </table:table-cell>
          <table:table-cell office:value-type="string">
            <text:p>AUTH_ID</text:p>
          </table:table-cell>
          <table:table-cell office:value-type="string">
            <text:p>VARCHAR2(20 BYTE)</text:p>
          </table:table-cell>
          <table:table-cell office:value-type="string">
            <text:p>AUTH_ID</text:p>
          </table:table-cell>
          <table:table-cell office:value-type="string">
            <text:p>VARCHAR2(20 BYTE)</text:p>
          </table:table-cell>
        </table:table-row>
        <table:table-row table:style-name="ro1">
          <table:table-cell office:value-type="string">
            <text:p>VALUE</text:p>
          </table:table-cell>
          <table:table-cell office:value-type="string">
            <text:p>VARCHAR2(35 BYTE)</text:p>
          </table:table-cell>
          <table:table-cell office:value-type="string">
            <text:p>AUTH_DATE</text:p>
          </table:table-cell>
          <table:table-cell office:value-type="string">
            <text:p>DATE</text:p>
          </table:table-cell>
          <table:table-cell office:value-type="string">
            <text:p>AUTH_DATE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office:value-type="string">
            <text:p>VARCHAR2(35 BYTE)</text:p>
          </table:table-cell>
          <table:table-cell office:value-type="string">
            <text:p>VALUE</text:p>
          </table:table-cell>
          <table:table-cell office:value-type="string">
            <text:p>VARCHAR2(35 BYTE)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>
            <text:p>CUSTOMER_ONBOARD_WORK</text:p>
          </table:table-cell>
          <table:table-cell/>
          <table:table-cell table:style-name="ce2" office:value-type="string">
            <text:p>CUSTOMER_ONBOARD_HISTOR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NBOARD_REF</text:p>
          </table:table-cell>
          <table:table-cell office:value-type="string">
            <text:p>VARCHAR2(16 BYTE)</text:p>
          </table:table-cell>
          <table:table-cell office:value-type="string">
            <text:p>ONBOARD_REF</text:p>
          </table:table-cell>
          <table:table-cell office:value-type="string">
            <text:p>VARCHAR2(16 BYTE)</text:p>
          </table:table-cell>
          <table:table-cell table:number-columns-repeated="2"/>
        </table:table-row>
        <table:table-row table:style-name="ro1"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office:value-type="string">
            <text:p>UNIT_ID</text:p>
          </table:table-cell>
          <table:table-cell office:value-type="string">
            <text:p>VARCHAR2(10 BYTE)</text:p>
          </table:table-cell>
          <table:table-cell table:number-columns-repeated="2"/>
        </table:table-row>
        <table:table-row table:style-name="ro1">
          <table:table-cell office:value-type="string">
            <text:p>CIF_NO</text:p>
          </table:table-cell>
          <table:table-cell office:value-type="string">
            <text:p>VARCHAR2(20 BYTE)</text:p>
          </table:table-cell>
          <table:table-cell office:value-type="string">
            <text:p>CIF_NO</text:p>
          </table:table-cell>
          <table:table-cell office:value-type="string">
            <text:p>VARCHAR2(20 BYTE)</text:p>
          </table:table-cell>
          <table:table-cell table:number-columns-repeated="2"/>
        </table:table-row>
        <table:table-row table:style-name="ro1">
          <table:table-cell office:value-type="string">
            <text:p>GCIF_NO</text:p>
          </table:table-cell>
          <table:table-cell office:value-type="string">
            <text:p>VARCHAR2(35 BYTE)</text:p>
          </table:table-cell>
          <table:table-cell office:value-type="string">
            <text:p>GCIF_NO</text:p>
          </table:table-cell>
          <table:table-cell office:value-type="string">
            <text:p>VARCHAR2(35 BYTE)</text:p>
          </table:table-cell>
          <table:table-cell table:number-columns-repeated="2"/>
        </table:table-row>
        <table:table-row table:style-name="ro1">
          <table:table-cell office:value-type="string">
            <text:p>GCIF_NAME</text:p>
          </table:table-cell>
          <table:table-cell office:value-type="string">
            <text:p>VARCHAR2(50 BYTE)</text:p>
          </table:table-cell>
          <table:table-cell office:value-type="string">
            <text:p>GCIF_NAME</text:p>
          </table:table-cell>
          <table:table-cell office:value-type="string">
            <text:p>VARCHAR2(50 BYTE)</text:p>
          </table:table-cell>
          <table:table-cell table:number-columns-repeated="2"/>
        </table:table-row>
        <table:table-row table:style-name="ro1">
          <table:table-cell office:value-type="string">
            <text:p>ON_BOARD_FLAG</text:p>
          </table:table-cell>
          <table:table-cell office:value-type="string">
            <text:p>VARCHAR2(5 BYTE)</text:p>
          </table:table-cell>
          <table:table-cell office:value-type="string">
            <text:p>ON_BOARD_FLAG</text:p>
          </table:table-cell>
          <table:table-cell office:value-type="string">
            <text:p>VARCHAR2(5 BYTE)</text:p>
          </table:table-cell>
          <table:table-cell table:number-columns-repeated="2"/>
        </table:table-row>
        <table:table-row table:style-name="ro1">
          <table:table-cell office:value-type="string">
            <text:p>VIP_FLAG</text:p>
          </table:table-cell>
          <table:table-cell office:value-type="string">
            <text:p>VARCHAR2(1 BYTE)</text:p>
          </table:table-cell>
          <table:table-cell office:value-type="string">
            <text:p>VIP_FLAG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>
          <table:table-cell office:value-type="string">
            <text:p>SERVICE_TIER</text:p>
          </table:table-cell>
          <table:table-cell office:value-type="string">
            <text:p>VARCHAR2(20 BYTE)</text:p>
          </table:table-cell>
          <table:table-cell office:value-type="string">
            <text:p>SERVICE_TIER</text:p>
          </table:table-cell>
          <table:table-cell office:value-type="string">
            <text:p>VARCHAR2(20 BYTE)</text:p>
          </table:table-cell>
          <table:table-cell table:number-columns-repeated="2"/>
        </table:table-row>
        <table:table-row table:style-name="ro1">
          <table:table-cell office:value-type="string">
            <text:p>CHARGE_FREQUENCY</text:p>
          </table:table-cell>
          <table:table-cell office:value-type="string">
            <text:p>VARCHAR2(1 BYTE)</text:p>
          </table:table-cell>
          <table:table-cell office:value-type="string">
            <text:p>CHARGE_FREQUENCY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>
          <table:table-cell office:value-type="string">
            <text:p>CHARGE_ACCOUNT</text:p>
          </table:table-cell>
          <table:table-cell office:value-type="string">
            <text:p>VARCHAR2(34 BYTE)</text:p>
          </table:table-cell>
          <table:table-cell office:value-type="string">
            <text:p>CHARGE_ACCOUNT</text:p>
          </table:table-cell>
          <table:table-cell office:value-type="string">
            <text:p>VARCHAR2(34 BYTE)</text:p>
          </table:table-cell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office:value-type="string">
            <text:p>VARCHAR2(1 BYTE)</text:p>
          </table:table-cell>
          <table:table-cell office:value-type="string">
            <text:p>MKR_ID</text:p>
          </table:table-cell>
          <table:table-cell office:value-type="string">
            <text:p>VARCHAR2(35 BYTE)</text:p>
          </table:table-cell>
          <table:table-cell table:number-columns-repeated="2"/>
        </table:table-row>
        <table:table-row table:style-name="ro1">
          <table:table-cell office:value-type="string">
            <text:p>MKR_ID</text:p>
          </table:table-cell>
          <table:table-cell office:value-type="string">
            <text:p>VARCHAR2(35 BYTE)</text:p>
          </table:table-cell>
          <table:table-cell office:value-type="string">
            <text:p>MKR_DT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MKR_DT</text:p>
          </table:table-cell>
          <table:table-cell office:value-type="string">
            <text:p>DATE</text:p>
          </table:table-cell>
          <table:table-cell office:value-type="string">
            <text:p>AUTH_ID</text:p>
          </table:table-cell>
          <table:table-cell office:value-type="string">
            <text:p>VARCHAR2(35 BYTE)</text:p>
          </table:table-cell>
          <table:table-cell table:number-columns-repeated="2"/>
        </table:table-row>
        <table:table-row table:style-name="ro1">
          <table:table-cell office:value-type="string">
            <text:p>AUTH_ID</text:p>
          </table:table-cell>
          <table:table-cell office:value-type="string">
            <text:p>VARCHAR2(35 BYTE)</text:p>
          </table:table-cell>
          <table:table-cell office:value-type="string">
            <text:p>AUTH_DT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AUTH_DT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>
          <table:table-cell office:value-type="string">
            <text:p>CHARGE_FREQUENCY_LIQUIDITY</text:p>
          </table:table-cell>
          <table:table-cell office:value-type="string">
            <text:p>VARCHAR2(1 BYTE)</text:p>
          </table:table-cell>
          <table:table-cell office:value-type="string">
            <text:p>NEW_STATUS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>
          <table:table-cell office:value-type="string">
            <text:p>SFTP_FLAG</text:p>
          </table:table-cell>
          <table:table-cell office:value-type="string">
            <text:p>VARCHAR2(1 BYTE)</text:p>
          </table:table-cell>
          <table:table-cell office:value-type="string">
            <text:p>REMARKS</text:p>
          </table:table-cell>
          <table:table-cell office:value-type="string">
            <text:p>VARCHAR2(1000 BYTE)</text:p>
          </table:table-cell>
          <table:table-cell table:number-columns-repeated="2"/>
        </table:table-row>
        <table:table-row table:style-name="ro1">
          <table:table-cell office:value-type="string">
            <text:p>ENCRYPTION</text:p>
          </table:table-cell>
          <table:table-cell office:value-type="string">
            <text:p>VARCHAR2(1 BYTE)</text:p>
          </table:table-cell>
          <table:table-cell office:value-type="string">
            <text:p>CHARGE_FREQUENCY_LIQUIDITY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>
          <table:table-cell office:value-type="string">
            <text:p>CORP_TYPE</text:p>
          </table:table-cell>
          <table:table-cell office:value-type="string">
            <text:p>VARCHAR2(2 BYTE)</text:p>
          </table:table-cell>
          <table:table-cell office:value-type="string">
            <text:p>SFTP_FLAG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>
          <table:table-cell office:value-type="string">
            <text:p>RELEASE_OPTION</text:p>
          </table:table-cell>
          <table:table-cell office:value-type="string">
            <text:p>VARCHAR2(2 BYTE)</text:p>
          </table:table-cell>
          <table:table-cell office:value-type="string">
            <text:p>ENCRYPTION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>
          <table:table-cell office:value-type="string">
            <text:p>ROUTING_OPTION</text:p>
          </table:table-cell>
          <table:table-cell office:value-type="string">
            <text:p>VARCHAR2(2 BYTE)</text:p>
          </table:table-cell>
          <table:table-cell office:value-type="string">
            <text:p>CORP_TYPE</text:p>
          </table:table-cell>
          <table:table-cell office:value-type="string">
            <text:p>VARCHAR2(2 BYTE)</text:p>
          </table:table-cell>
          <table:table-cell table:number-columns-repeated="2"/>
        </table:table-row>
        <table:table-row table:style-name="ro1">
          <table:table-cell office:value-type="string">
            <text:p>GOVT_COMPANY</text:p>
          </table:table-cell>
          <table:table-cell office:value-type="string">
            <text:p>VARCHAR2(2 BYTE)</text:p>
          </table:table-cell>
          <table:table-cell office:value-type="string">
            <text:p>RELEASE_OPTION</text:p>
          </table:table-cell>
          <table:table-cell office:value-type="string">
            <text:p>VARCHAR2(2 BYTE)</text:p>
          </table:table-cell>
          <table:table-cell table:number-columns-repeated="2"/>
        </table:table-row>
        <table:table-row table:style-name="ro1">
          <table:table-cell office:value-type="string">
            <text:p>CHARGE_POST_REQ_PAYMENTS</text:p>
          </table:table-cell>
          <table:table-cell office:value-type="string">
            <text:p>VARCHAR2(1 BYTE)</text:p>
          </table:table-cell>
          <table:table-cell office:value-type="string">
            <text:p>ROUTING_OPTION</text:p>
          </table:table-cell>
          <table:table-cell office:value-type="string">
            <text:p>VARCHAR2(2 BYTE)</text:p>
          </table:table-cell>
          <table:table-cell table:number-columns-repeated="2"/>
        </table:table-row>
        <table:table-row table:style-name="ro1">
          <table:table-cell office:value-type="string">
            <text:p>CHARGE_FREQUENCY_PAYMENTS</text:p>
          </table:table-cell>
          <table:table-cell office:value-type="string">
            <text:p>VARCHAR2(1 BYTE)</text:p>
          </table:table-cell>
          <table:table-cell office:value-type="string">
            <text:p>GOVT_COMPANY_FLAG</text:p>
          </table:table-cell>
          <table:table-cell office:value-type="string">
            <text:p>VARCHAR2(2 BYTE)</text:p>
          </table:table-cell>
          <table:table-cell table:number-columns-repeated="2"/>
        </table:table-row>
        <table:table-row table:style-name="ro1">
          <table:table-cell office:value-type="string">
            <text:p>CHARGE_ACCNO_PAYMENTS</text:p>
          </table:table-cell>
          <table:table-cell office:value-type="string">
            <text:p>VARCHAR2(35 BYTE)</text:p>
          </table:table-cell>
          <table:table-cell office:value-type="string">
            <text:p>CHARGE_POST_REQ_PAYMENTS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>
          <table:table-cell office:value-type="string">
            <text:p>CHARGES_OFFSET_REQ</text:p>
          </table:table-cell>
          <table:table-cell office:value-type="string">
            <text:p>VARCHAR2(2 BYTE)</text:p>
          </table:table-cell>
          <table:table-cell office:value-type="string">
            <text:p>CHARGE_FREQUENCY_PAYMENTS</text:p>
          </table:table-cell>
          <table:table-cell office:value-type="string">
            <text:p>VARCHAR2(1 BYTE)</text:p>
          </table:table-cell>
          <table:table-cell table:number-columns-repeated="2"/>
        </table:table-row>
        <table:table-row table:style-name="ro1">
          <table:table-cell office:value-type="string">
            <text:p>RM_MAIL_ID</text:p>
          </table:table-cell>
          <table:table-cell office:value-type="string">
            <text:p>VARCHAR2(100 BYTE)</text:p>
          </table:table-cell>
          <table:table-cell office:value-type="string">
            <text:p>CHARGE_ACCNO_PAYMENTS</text:p>
          </table:table-cell>
          <table:table-cell office:value-type="string">
            <text:p>VARCHAR2(35 BYTE)</text:p>
          </table:table-cell>
          <table:table-cell table:number-columns-repeated="2"/>
        </table:table-row>
        <table:table-row table:style-name="ro1">
          <table:table-cell office:value-type="string">
            <text:p>RM_NAME</text:p>
          </table:table-cell>
          <table:table-cell office:value-type="string">
            <text:p>VARCHAR2(35 BYTE)</text:p>
          </table:table-cell>
          <table:table-cell office:value-type="string">
            <text:p>CHARGES_OFFSET_REQ</text:p>
          </table:table-cell>
          <table:table-cell office:value-type="string">
            <text:p>VARCHAR2(2 BYT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M_MAIL_ID</text:p>
          </table:table-cell>
          <table:table-cell office:value-type="string">
            <text:p>VARCHAR2(100 BYT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M_NAME</text:p>
          </table:table-cell>
          <table:table-cell office:value-type="string">
            <text:p>VARCHAR2(35 BYTE)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WF130TB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R_CD</text:p>
          </table:table-cell>
          <table:table-cell office:value-type="string">
            <text:p>VARCHAR2(10 BYTE)</text:p>
          </table:table-cell>
          <table:table-cell office:value-type="string">
            <text:p>IGTBSA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>
            <text:p>REF_NO</text:p>
          </table:table-cell>
          <table:table-cell office:value-type="string">
            <text:p>VARCHAR2(20 BYTE)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ACTIVITY</text:p>
          </table:table-cell>
          <table:table-cell office:value-type="string">
            <text:p>VARCHAR2(10 BYTE)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ACT_REASON</text:p>
          </table:table-cell>
          <table:table-cell office:value-type="string">
            <text:p>VARCHAR2(1000 BYTE)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USER_ID</text:p>
          </table:table-cell>
          <table:table-cell office:value-type="string">
            <text:p>VARCHAR2(35 BYTE)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USER_DT</text:p>
          </table:table-cell>
          <table:table-cell office:value-type="string">
            <text:p>DAT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ENTRY_DATE</text:p>
          </table:table-cell>
          <table:table-cell office:value-type="string">
            <text:p>DATE</text:p>
          </table:table-cell>
          <table:table-cell table:number-columns-repeated="4"/>
        </table:table-row>
      </table:table>
      <table:table table:name="Tab Conten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table:number-columns-repeated="9"/>
        </table:table-row>
        <table:table-row table:style-name="ro3">
          <table:table-cell/>
          <table:table-cell table:style-name="ce7" office:value-type="string">
            <text:p>Tab Contents: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>
            <text:p>Customer Enrichment</text:p>
          </table:table-cell>
          <table:table-cell/>
          <table:table-cell table:style-name="ce5" office:value-type="string">
            <text:p>CUSTOMER_MASTER</text:p>
          </table:table-cell>
          <table:table-cell office:value-type="string">
            <text:p>val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BX</text:p>
          </table:table-cell>
          <table:table-cell office:value-type="string">
            <text:p>ON_BOARD_FLAG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P</text:p>
          </table:table-cell>
          <table:table-cell office:value-type="string">
            <text:p>VIP_FLAG</text:p>
          </table:table-cell>
          <table:table-cell office:value-type="string">
            <text:p>Y/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ovt</text:p>
          </table:table-cell>
          <table:table-cell office:value-type="string">
            <text:p>GOVT_COMPANY</text:p>
          </table:table-cell>
          <table:table-cell office:value-type="string">
            <text:p>Y/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llections</text:p>
          </table:table-cell>
          <table:table-cell office:value-type="string">
            <text:p>ON_BOARD_FLAG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quidity</text:p>
          </table:table-cell>
          <table:table-cell office:value-type="string">
            <text:p>ON_BOARD_FLAG</text:p>
          </table:table-cell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CH</text:p>
          </table:table-cell>
          <table:table-cell office:value-type="string">
            <text:p>ON_BOARD_FLAG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4">
          <table:table-cell table:style-name="ce6" office:value-type="string">
            <text:p>Account Onboarding</text:p>
          </table:table-cell>
          <table:table-cell/>
          <table:table-cell office:value-type="string">
            <text:p>ACCOUNT_MASTE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Account Onboarding Details</text:p>
          </table:table-cell>
          <table:table-cell office:value-type="string">
            <text:p>ON_BOARD_FLAG</text:p>
          </table:table-cell>
          <table:table-cell office:value-type="string">
            <text:p>Y/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ount MT940Identifier Detail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>
            <text:p>Charges</text:p>
          </table:table-cell>
          <table:table-cell/>
          <table:table-cell table:style-name="ce5" office:value-type="string">
            <text:p>CH000PB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gment</text:p>
          </table:table-cell>
          <table:table-cell office:value-type="string">
            <text:p>SERVICE_TI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arge Accou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harge Account to Liquidity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harge Frequency to Collections</text:p>
          </table:table-cell>
          <table:table-cell office:value-type="string" table:number-columns-spanned="2" table:number-rows-spanned="1">
            <text:p>DailyWeekly/Monthly/Quarterly/Semi-Annually/Annually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Charge Frequency to Liquidity</text:p>
          </table:table-cell>
          <table:table-cell office:value-type="string">
            <text:p>Daily/Month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arges Posting Required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harges Frequency to Payments</text:p>
          </table:table-cell>
          <table:table-cell office:value-type="string" table:number-columns-spanned="3" table:number-rows-spanned="1">
            <text:p>DailyWeekly/Monthly/Quarterly/Semi-Annually/Annually/Transaction wis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Charge Debit Account Numb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harges Offset Require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>
            <text:p>Collections Enrichme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llection Account Customer Code Linkag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>
            <text:p>Other Enrichme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 Defined Fields</text:p>
          </table:table-cell>
          <table:table-cell table:style-name="ce5" office:value-type="string">
            <text:p>UDF_PARAMS &amp; UDF_DETAIL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>
            <text:p>CBX Enrichment</text:p>
          </table:table-cell>
          <table:table-cell/>
          <table:table-cell table:style-name="ce5" office:value-type="string">
            <text:p>CUSTOMER_MAST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cryp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FTP Flag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 table:style-name="ce6" office:value-type="string">
            <text:p>External Account Onboarding</text:p>
          </table:table-cell>
          <table:table-cell/>
          <table:table-cell table:style-name="ce5" office:value-type="string">
            <text:p>EXTERNAL_ACCOUNT_MASTE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External Account Onboarding Details</text:p>
          </table:table-cell>
          <table:table-cell office:value-type="string">
            <text:p>EXTERNAL_ACCOUNT_NUMBER</text:p>
          </table:table-cell>
          <table:table-cell office:value-type="string">
            <text:p>CURRENCY_CODE</text:p>
          </table:table-cell>
          <table:table-cell office:value-type="string">
            <text:p>ACCOUNT_NAME</text:p>
          </table:table-cell>
          <table:table-cell office:value-type="string">
            <text:p>BIC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" office:value-type="string">
            <text:p>WPS Enrichment</text:p>
          </table:table-cell>
          <table:table-cell/>
          <table:table-cell table:style-name="ce5" office:value-type="string">
            <text:p>CUSTOMER_ENRICH_DETAILS_WOR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mployee Cod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mpany Code</text:p>
          </table:table-cell>
          <table:table-cell table:number-columns-repeated="7"/>
        </table:table-row>
      </table:table>
      <table:table table:name="List of Files" table:style-name="ta1" table:print="false">
        <table:table-column table:style-name="co19" table:default-cell-style-name="Default"/>
        <table:table-column table:style-name="co20" table:default-cell-style-name="ce10"/>
        <table:table-row table:style-name="ro1">
          <table:table-cell table:number-columns-repeated="2"/>
        </table:table-row>
        <table:table-row table:style-name="ro2">
          <table:table-cell table:style-name="ce8" office:value-type="string">
            <text:p>List Of Files</text:p>
          </table:table-cell>
          <table:table-cell table:style-name="ce8" office:value-type="string">
            <text:p>Description 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table:style-name="ce9" office:value-type="string">
            <text:p>Java Files</text:p>
          </table:table-cell>
          <table:table-cell/>
        </table:table-row>
        <table:table-row table:style-name="ro5">
          <table:table-cell office:value-type="string">
            <text:p>CheckCustomerFeedOnBoard</text:p>
          </table:table-cell>
          <table:table-cell office:value-type="string">
            <text:p>used as a StartUp Class</text:p>
          </table:table-cell>
        </table:table-row>
        <table:table-row table:style-name="ro5">
          <table:table-cell office:value-type="string">
            <text:p>CheckCustomerOnBoard</text:p>
          </table:table-cell>
          <table:table-cell office:value-type="string">
            <text:p>used as a StartUp Class</text:p>
          </table:table-cell>
        </table:table-row>
        <table:table-row table:style-name="ro5">
          <table:table-cell office:value-type="string">
            <text:p>CustomerFeedScheduleTimer</text:p>
          </table:table-cell>
          <table:table-cell office:value-type="string">
            <text:p>used as a StartUp Class</text:p>
          </table:table-cell>
        </table:table-row>
        <table:table-row table:style-name="ro5">
          <table:table-cell office:value-type="string">
            <text:p>CustomerOnBoarding</text:p>
          </table:table-cell>
          <table:table-cell office:value-type="string">
            <text:p>The processing flow from EJB calls start here.</text:p>
          </table:table-cell>
        </table:table-row>
        <table:table-row table:style-name="ro5">
          <table:table-cell office:value-type="string">
            <text:p>CustomerOnBoardingConstants</text:p>
          </table:table-cell>
          <table:table-cell office:value-type="string">
            <text:p>All static variables with fixed values are declared are defined here.</text:p>
          </table:table-cell>
        </table:table-row>
        <table:table-row table:style-name="ro5">
          <table:table-cell office:value-type="string">
            <text:p>CustomerOnBoardingDAO</text:p>
          </table:table-cell>
          <table:table-cell office:value-type="string">
            <text:p>All database related operations are performed in DAO class.</text:p>
          </table:table-cell>
        </table:table-row>
        <table:table-row table:style-name="ro5">
          <table:table-cell office:value-type="string">
            <text:p>CustomerOnBoardingDetailsDAO</text:p>
          </table:table-cell>
          <table:table-cell office:value-type="string">
            <text:p>Created for Implementing the business processes declared in the AccountEngine interface.</text:p>
          </table:table-cell>
        </table:table-row>
        <table:table-row table:style-name="ro5">
          <table:table-cell office:value-type="string">
            <text:p>CustomerOnBoardingIntegrator</text:p>
          </table:table-cell>
          <table:table-cell office:value-type="string">
            <text:p>Used for onboarding Liquidity customers</text:p>
          </table:table-cell>
        </table:table-row>
        <table:table-row table:style-name="ro5">
          <table:table-cell office:value-type="string">
            <text:p>CustomerOnBoardingQueries</text:p>
          </table:table-cell>
          <table:table-cell office:value-type="string">
            <text:p>All static queries for database operation are stored here</text:p>
          </table:table-cell>
        </table:table-row>
        <table:table-row table:style-name="ro5">
          <table:table-cell office:value-type="string">
            <text:p>CustomerScheduleTimer</text:p>
          </table:table-cell>
          <table:table-cell office:value-type="string">
            <text:p>used as a StartUp Class</text:p>
          </table:table-cell>
        </table:table-row>
        <table:table-row table:style-name="ro5">
          <table:table-cell office:value-type="string">
            <text:p>OnBoardCustomerVO</text:p>
          </table:table-cell>
          <table:table-cell office:value-type="string">
            <text:p>Used to hold the complete details of the customer being onboarded.</text:p>
          </table:table-cell>
        </table:table-row>
        <table:table-row table:style-name="ro5">
          <table:table-cell office:value-type="string">
            <text:p>OnBoardedCustomerDetailsVO</text:p>
          </table:table-cell>
          <table:table-cell office:value-type="string">
            <text:p>created to hold each tab's details of the customer being onboarded</text:p>
          </table:table-cell>
        </table:table-row>
        <table:table-row table:style-name="ro5">
          <table:table-cell office:value-type="string">
            <text:p>SearchResultsVO</text:p>
          </table:table-cell>
          <table:table-cell office:value-type="string">
            <text:p>Created for holding values of objects from search results in database or integrater..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9" office:value-type="string">
            <text:p>JSP files</text:p>
          </table:table-cell>
          <table:table-cell/>
        </table:table-row>
        <table:table-row table:style-name="ro5">
          <table:table-cell office:value-type="string">
            <text:p>CustOnBoarding</text:p>
          </table:table-cell>
          <table:table-cell office:value-type="string">
            <text:p>The main screen for onboarding a customer is created here.</text:p>
          </table:table-cell>
        </table:table-row>
        <table:table-row table:style-name="ro5">
          <table:table-cell office:value-type="string">
            <text:p>CustOnBoardingAuditDetails</text:p>
          </table:table-cell>
          <table:table-cell office:value-type="string">
            <text:p>Audit Trail; details of any customer are displayed in this JSP</text:p>
          </table:table-cell>
        </table:table-row>
        <table:table-row table:style-name="ro5">
          <table:table-cell office:value-type="string">
            <text:p>CustOnBoardingAuthorize</text:p>
          </table:table-cell>
          <table:table-cell office:value-type="string">
            <text:p>This is the authorize screen, displays unauthorized customers.</text:p>
          </table:table-cell>
        </table:table-row>
        <table:table-row table:style-name="ro5">
          <table:table-cell office:value-type="string">
            <text:p>CustOnBoardingAuthorizeDetails</text:p>
          </table:table-cell>
          <table:table-cell office:value-type="string">
            <text:p>displays the complete details of the onboarded customer with option to Authorize or Reject.</text:p>
          </table:table-cell>
        </table:table-row>
        <table:table-row table:style-name="ro5">
          <table:table-cell office:value-type="string">
            <text:p>CustOnBoardingAuthorizeFrames</text:p>
          </table:table-cell>
          <table:table-cell office:value-type="string">
            <text:p>Divides authorize screen into frames. Separates search and clear buttons from main search area.</text:p>
          </table:table-cell>
        </table:table-row>
        <table:table-row table:style-name="ro5">
          <table:table-cell office:value-type="string">
            <text:p>CustOnBoardingCardDetails</text:p>
          </table:table-cell>
          <table:table-cell office:value-type="string">
            <text:p>Shows the details of the linked card account.</text:p>
          </table:table-cell>
        </table:table-row>
        <table:table-row table:style-name="ro5">
          <table:table-cell office:value-type="string">
            <text:p>CustOnBoardingCIFSearch</text:p>
          </table:table-cell>
          <table:table-cell office:value-type="string">
            <text:p>The Main search area with search options like CIF , AccNo or Name.</text:p>
          </table:table-cell>
        </table:table-row>
        <table:table-row table:style-name="ro5">
          <table:table-cell office:value-type="string">
            <text:p>CustOnBoardingCIFSearchFrames</text:p>
          </table:table-cell>
          <table:table-cell office:value-type="string">
            <text:p>Divides CIF search screen into frames. Separates search and clear buttons from main search area.</text:p>
          </table:table-cell>
        </table:table-row>
        <table:table-row table:style-name="ro5">
          <table:table-cell office:value-type="string">
            <text:p>CustOnBoardingCIFSearchResults</text:p>
          </table:table-cell>
          <table:table-cell office:value-type="string">
            <text:p>The search results are loaded and displayed from this JSP.</text:p>
          </table:table-cell>
        </table:table-row>
        <table:table-row table:style-name="ro5">
          <table:table-cell office:value-type="string">
            <text:p>CustOnBoardingFrames</text:p>
          </table:table-cell>
          <table:table-cell office:value-type="string">
            <text:p>Divides the onboarding screen into frames.</text:p>
          </table:table-cell>
        </table:table-row>
        <table:table-row table:style-name="ro5">
          <table:table-cell office:value-type="string">
            <text:p>CustOnBoardingHidden</text:p>
          </table:table-cell>
          <table:table-cell office:value-type="string">
            <text:p>The response data from datbase are first retrieved here and then updated in Screen (COB)</text:p>
          </table:table-cell>
        </table:table-row>
        <table:table-row table:style-name="ro5">
          <table:table-cell office:value-type="string">
            <text:p>CustOnBoardingPopup</text:p>
          </table:table-cell>
          <table:table-cell office:value-type="string">
            <text:p>This JSP prepares the proper Message popup boxes.</text:p>
          </table:table-cell>
        </table:table-row>
        <table:table-row table:style-name="ro5">
          <table:table-cell office:value-type="string">
            <text:p>CustOnBoardingQueueSearch</text:p>
          </table:table-cell>
          <table:table-cell office:value-type="string">
            <text:p>The search criteria box is created in this JSP.</text:p>
          </table:table-cell>
        </table:table-row>
        <table:table-row table:style-name="ro5">
          <table:table-cell office:value-type="string">
            <text:p>CustOnBoardingResponse</text:p>
          </table:table-cell>
          <table:table-cell office:value-type="string">
            <text:p>This is the JSP which gets the response data from the controller.</text:p>
          </table:table-cell>
        </table:table-row>
        <table:table-row table:style-name="ro5">
          <table:table-cell office:value-type="string">
            <text:p>CustOnBoardingResultDisp</text:p>
          </table:table-cell>
          <table:table-cell office:value-type="string">
            <text:p>This is Result Page, prepares the response for the alert message.</text:p>
          </table:table-cell>
        </table:table-row>
        <table:table-row table:style-name="ro5">
          <table:table-cell office:value-type="string">
            <text:p>CustOnBoardingViewDetails</text:p>
          </table:table-cell>
          <table:table-cell office:value-type="string">
            <text:p>Shows the details of the selected Customer's account.</text:p>
          </table:table-cell>
        </table:table-row>
        <table:table-row table:style-name="ro5">
          <table:table-cell office:value-type="string">
            <text:p>errorPage</text:p>
          </table:table-cell>
          <table:table-cell office:value-type="string">
            <text:p>Displays when a JSP is not found.</text:p>
          </table:table-cell>
        </table:table-row>
        <table:table-row table:style-name="ro5">
          <table:table-cell office:value-type="string">
            <text:p>IwJQuery-common</text:p>
          </table:table-cell>
          <table:table-cell office:value-type="string">
            <text:p>Declares various Jquery event actions.</text:p>
          </table:table-cell>
        </table:table-row>
        <table:table-row table:style-name="ro5">
          <table:table-cell office:value-type="string">
            <text:p>IwJQueryUI-common</text:p>
          </table:table-cell>
          <table:table-cell office:value-type="string">
            <text:p>Declares various Jquery event actions.</text:p>
          </table:table-cell>
        </table:table-row>
        <table:table-row table:style-name="ro5">
          <table:table-cell office:value-type="string">
            <text:p>ViewCustOnBoarding</text:p>
          </table:table-cell>
          <table:table-cell office:value-type="string">
            <text:p>This is the View Screen for searching details.</text:p>
          </table:table-cell>
        </table:table-row>
        <table:table-row table:style-name="ro5">
          <table:table-cell office:value-type="string">
            <text:p>CustOnBoardingActivityDetails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9" office:value-type="string">
            <text:p>Servlets</text:p>
          </table:table-cell>
          <table:table-cell/>
        </table:table-row>
        <table:table-row table:style-name="ro5">
          <table:table-cell office:value-type="string">
            <text:p>COBFeedController</text:p>
          </table:table-cell>
          <table:table-cell office:value-type="string">
            <text:p>used as a StartUp Class</text:p>
          </table:table-cell>
        </table:table-row>
        <table:table-row table:style-name="ro5">
          <table:table-cell office:value-type="string">
            <text:p>CustomerOnBoradingController</text:p>
          </table:table-cell>
          <table:table-cell office:value-type="string">
            <text:p>All communication from display screen and backend like database and integrater happens through the Controller.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9" office:value-type="string">
            <text:p>EJBs</text:p>
          </table:table-cell>
          <table:table-cell/>
        </table:table-row>
        <table:table-row table:style-name="ro5">
          <table:table-cell office:value-type="string">
            <text:p>CustomerOnBoardingBean</text:p>
          </table:table-cell>
          <table:table-cell office:value-type="string">
            <text:p>This EJB is used to redirect calls from PPP COB screens and maintains a Unique Connection.</text:p>
          </table:table-cell>
        </table:table-row>
        <table:table-row table:style-name="ro5">
          <table:table-cell office:value-type="string">
            <text:p>CustomerOnBoardingHome</text:p>
          </table:table-cell>
          <table:table-cell/>
        </table:table-row>
        <table:table-row table:style-name="ro5">
          <table:table-cell office:value-type="string">
            <text:p>CustomerOnBoardingRemote</text:p>
          </table:table-cell>
          <table:table-cell/>
        </table:table-row>
        <table:table-row table:style-name="ro5">
          <table:table-cell office:value-type="string">
            <text:p>WrapJMSCustomerOnBoardBean</text:p>
          </table:table-cell>
          <table:table-cell office:value-type="string">
            <text:p>Used for Onboarding Liquidity Customers.</text:p>
          </table:table-cell>
        </table:table-row>
        <table:table-row table:style-name="ro5">
          <table:table-cell office:value-type="string">
            <text:p>WrapJMSCustomerOnBoardHome</text:p>
          </table:table-cell>
          <table:table-cell/>
        </table:table-row>
        <table:table-row table:style-name="ro5">
          <table:table-cell office:value-type="string">
            <text:p>WrapJMSCustomerOnBoardRemote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table:style-name="ce9" office:value-type="string">
            <text:p>Property Files</text:p>
          </table:table-cell>
          <table:table-cell/>
        </table:table-row>
        <table:table-row table:style-name="ro5">
          <table:table-cell office:value-type="string">
            <text:p>UserMessages_en.properties</text:p>
          </table:table-cell>
          <table:table-cell office:value-type="string">
            <text:p>To get the display text for screen</text:p>
          </table:table-cell>
        </table:table-row>
        <table:table-row table:style-name="ro5">
          <table:table-cell office:value-type="string">
            <text:p>context.properties</text:p>
          </table:table-cell>
          <table:table-cell office:value-type="string">
            <text:p>Various COB related properties maybe defined here</text:p>
          </table:table-cell>
        </table:table-row>
        <table:table-row table:style-name="ro5">
          <table:table-cell office:value-type="string">
            <text:p>mapping.properties</text:p>
          </table:table-cell>
          <table:table-cell office:value-type="string">
            <text:p>Menu mapping with orbi-id is done here </text:p>
          </table:table-cell>
        </table:table-row>
        <table:table-row table:style-name="ro5">
          <table:table-cell office:value-type="string">
            <text:p>opstree.txt</text:p>
          </table:table-cell>
          <table:table-cell office:value-type="string">
            <text:p>The menu options under Tran. Processing are defined here.</text:p>
          </table:table-cell>
        </table:table-row>
        <table:table-row table:style-name="ro5">
          <table:table-cell office:value-type="string">
            <text:p>ExteMenuMapping.txt</text:p>
          </table:table-cell>
          <table:table-cell office:value-type="string">
            <text:p>Orbi-id mapping with JSP is done here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9" office:value-type="string">
            <text:p>JavaScript Files</text:p>
          </table:table-cell>
          <table:table-cell/>
        </table:table-row>
        <table:table-row table:style-name="ro5">
          <table:table-cell office:value-type="string">
            <text:p>CustOnBoarding.js</text:p>
          </table:table-cell>
          <table:table-cell office:value-type="string">
            <text:p>COB screen frames are handled using this JS file.</text:p>
          </table:table-cell>
        </table:table-row>
        <table:table-row table:style-name="ro5">
          <table:table-cell office:value-type="string">
            <text:p>CustOnBoardingResponse.js</text:p>
          </table:table-cell>
          <table:table-cell office:value-type="string">
            <text:p>response results are formatted using this JS file.</text:p>
          </table:table-cell>
        </table:table-row>
        <table:table-row table:style-name="ro5">
          <table:table-cell office:value-type="string">
            <text:p>modal.js</text:p>
          </table:table-cell>
          <table:table-cell office:value-type="string">
            <text:p>Proper modal-ing of the JSP is done using this JS.</text:p>
          </table:table-cell>
        </table:table-row>
        <table:table-row table:style-name="ro5">
          <table:table-cell office:value-type="string">
            <text:p>loadmask.js</text:p>
          </table:table-cell>
          <table:table-cell office:value-type="string">
            <text:p>Masking script while backend process is going on is defied here.</text:p>
          </table:table-cell>
        </table:table-row>
        <table:table-row table:style-name="ro5">
          <table:table-cell office:value-type="string">
            <text:p>DateConverter.js</text:p>
          </table:table-cell>
          <table:table-cell office:value-type="string">
            <text:p>Date related scripts defined here</text:p>
          </table:table-cell>
        </table:table-row>
        <table:table-row table:style-name="ro5">
          <table:table-cell office:value-type="string">
            <text:p>cal.js</text:p>
          </table:table-cell>
          <table:table-cell office:value-type="string">
            <text:p>Calender related scripts defined here</text:p>
          </table:table-cell>
        </table:table-row>
        <table:table-row table:style-name="ro5">
          <table:table-cell office:value-type="string">
            <text:p>paging.js</text:p>
          </table:table-cell>
          <table:table-cell office:value-type="string">
            <text:p>Scripts for Paging the search result <text:s/>defined here.</text:p>
          </table:table-cell>
        </table:table-row>
        <table:table-row table:style-name="ro5" table:number-rows-repeated="1048506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Flow Diagrams" table:style-name="ta1" table:print="false">
        <table:table-column table:style-name="co3" table:number-columns-repeated="3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3">
          <table:table-cell table:number-columns-repeated="3"/>
          <table:table-cell table:style-name="ce3" office:value-type="string">
            <text:p>Flow Diagrams: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>
            <text:p>Menu selections:</text:p>
          </table:table-cell>
        </table:table-row>
        <table:table-row table:style-name="ro1">
          <table:table-cell/>
          <table:table-cell>
            <draw:frame table:end-cell-address="'Flow Diagrams'.K37" table:end-x="0.3331in" table:end-y="0.0921in" draw:z-index="4" draw:name="Graphics 5" draw:style-name="gr1" draw:text-style-name="P1" svg:width="9.2189in" svg:height="5.7811in" svg:x="0in" svg:y="0.0008in">
              <draw:image xlink:href="Pictures/2000000700005B790000395D47E467A6.svm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35">
          <table:table-cell table:number-columns-repeated="4"/>
        </table:table-row>
        <table:table-row table:style-name="ro1">
          <table:table-cell/>
          <table:table-cell>
            <draw:frame table:end-cell-address="'Flow Diagrams'.L67" table:end-x="0.5909in" table:end-y="0.0335in" draw:z-index="0" draw:name="Graphics 2" draw:style-name="gr1" draw:text-style-name="P1" svg:width="10.322in" svg:height="4.6146in" svg:x="0.0441in" svg:y="0.0421in">
              <draw:image xlink:href="Pictures/2000000700005DA400002DCA12D06D9D.svm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30">
          <table:table-cell table:number-columns-repeated="4"/>
        </table:table-row>
        <table:table-row table:style-name="ro1">
          <table:table-cell/>
          <table:table-cell>
            <draw:frame table:end-cell-address="'Flow Diagrams'.L97" table:end-x="0.5476in" table:end-y="0.128in" draw:z-index="1" draw:name="Graphics 3" draw:style-name="gr1" draw:text-style-name="P1" svg:width="10.3118in" svg:height="4.5626in" svg:x="0.011in" svg:y="0.0102in">
              <draw:image xlink:href="Pictures/2000000700005D8A00002D46BF9B1B41.svm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/>
          <table:table-cell>
            <draw:frame table:end-cell-address="'Flow Diagrams'.L127" table:end-x="0.5913in" table:end-y="0.0232in" draw:z-index="2" draw:name="Graphics 4" draw:style-name="gr1" draw:text-style-name="P1" svg:width="10.3118in" svg:height="4.5937in" svg:x="0.0547in" svg:y="0.0524in">
              <draw:image xlink:href="Pictures/2000000700005D8A00002D954D5243F2.svm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/>
          <table:table-cell>
            <draw:frame table:end-cell-address="'Flow Diagrams'.L158" table:end-x="0.5705in" table:end-y="0.1535in" draw:z-index="3" draw:name="Graphics 1" draw:style-name="gr1" draw:text-style-name="P1" svg:width="10.3012in" svg:height="5.052in" svg:x="0.0445in" svg:y="0.0803in">
              <draw:image xlink:href="Pictures/2000000700005D6F00003221E50CB836.svm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17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4:56:16.07</meta:creation-date>
    <dc:date>2015-06-12T17:15:20.59</dc:date>
    <meta:editing-duration>P8DT1M30S</meta:editing-duration>
    <meta:editing-cycles>9</meta:editing-cycles>
    <meta:generator>OpenOffice.org/3.4.1$Win32 OpenOffice.org_project/341m1$Build-9593</meta:generator>
    <meta:document-statistic meta:table-count="6" meta:cell-count="1875" meta:object-count="5"/>
  </office:meta>
</office:document-meta>
</file>